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1b55656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8d5eeb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263a6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5a871" style:font-size-asian="12pt" style:font-name-complex="Courier New" style:font-size-complex="12pt"/>
    </style:style>
    <style:style style:name="P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16df2" style:font-size-asian="12pt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e1a1" style:font-size-asian="12pt" style:font-name-complex="Courier New" style:font-size-complex="12pt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fd5c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fo:font-size="12pt" officeooo:rsid="0285cd1f" officeooo:paragraph-rsid="04b2fd5c" style:font-size-asian="12pt" style:font-name-complex="Courier New" style:font-size-complex="12pt"/>
    </style:style>
    <style:style style:name="P1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34a38" style:font-size-asian="12pt" style:font-name-complex="Courier New" style:font-size-complex="12pt"/>
    </style:style>
    <style:style style:name="P1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49a52" style:font-size-asian="12pt" style:font-name-complex="Courier New" style:font-size-complex="12pt"/>
    </style:style>
    <style:style style:name="P13" style:family="paragraph" style:parent-style-name="Standard">
      <style:paragraph-properties fo:margin-top="0in" fo:margin-bottom="0.1665in" loext:contextual-spacing="false"/>
      <style:text-properties style:font-name="Courier New" fo:font-size="12pt" officeooo:rsid="04777e6f" officeooo:paragraph-rsid="049d402d" style:font-size-asian="12pt" style:font-name-complex="Courier New" style:font-size-complex="12pt"/>
    </style:style>
    <style:style style:name="P14" style:family="paragraph" style:parent-style-name="Standard">
      <style:paragraph-properties fo:margin-top="0in" fo:margin-bottom="0.1665in" loext:contextual-spacing="false"/>
      <style:text-properties style:font-name="Courier New" fo:font-size="12pt" officeooo:rsid="04777e6f" officeooo:paragraph-rsid="0583f1eb" style:font-size-asian="12pt" style:font-name-complex="Courier New" style:font-size-complex="12pt"/>
    </style:style>
    <style:style style:name="P1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bfa38" style:font-size-asian="12pt" style:font-name-complex="Courier New" style:font-size-complex="12pt"/>
    </style:style>
    <style:style style:name="P1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904ce" style:font-size-asian="12pt" style:font-name-complex="Courier New" style:font-size-complex="12pt"/>
    </style:style>
    <style:style style:name="P17" style:family="paragraph" style:parent-style-name="Standard">
      <style:paragraph-properties fo:margin-top="0in" fo:margin-bottom="0.1665in" loext:contextual-spacing="false"/>
      <style:text-properties style:font-name="Courier New" fo:font-size="12pt" officeooo:rsid="0472e783" officeooo:paragraph-rsid="0499fc30" style:font-size-asian="12pt" style:font-name-complex="Courier New" style:font-size-complex="12pt"/>
    </style:style>
    <style:style style:name="P18" style:family="paragraph" style:parent-style-name="Standard">
      <style:paragraph-properties fo:margin-top="0in" fo:margin-bottom="0.1665in" loext:contextual-spacing="false"/>
      <style:text-properties style:font-name="Courier New" fo:font-size="12pt" officeooo:rsid="0472e783" officeooo:paragraph-rsid="056ad98c" style:font-size-asian="12pt" style:font-name-complex="Courier New" style:font-size-complex="12pt"/>
    </style:style>
    <style:style style:name="P1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b9db5" style:font-size-asian="12pt" style:font-name-complex="Courier New" style:font-size-complex="12pt"/>
    </style:style>
    <style:style style:name="P20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cecf0" style:font-size-asian="12pt" style:font-name-complex="Courier New" style:font-size-complex="12pt"/>
    </style:style>
    <style:style style:name="P2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0b4637" style:font-size-asian="12pt" style:font-name-complex="Courier New" style:font-size-complex="12pt"/>
    </style:style>
    <style:style style:name="P2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c1ba7" style:font-size-asian="12pt" style:font-name-complex="Courier New" style:font-size-complex="12pt"/>
    </style:style>
    <style:style style:name="P2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883d5e" style:font-size-asian="12pt" style:font-name-complex="Courier New" style:font-size-complex="12pt"/>
    </style:style>
    <style:style style:name="P2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8c6596" style:font-size-asian="12pt" style:font-name-complex="Courier New" style:font-size-complex="12pt"/>
    </style:style>
    <style:style style:name="P2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95abb7" style:font-size-asian="12pt" style:font-name-complex="Courier New" style:font-size-complex="12pt"/>
    </style:style>
    <style:style style:name="P2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961375" style:font-size-asian="12pt" style:font-name-complex="Courier New" style:font-size-complex="12pt"/>
    </style:style>
    <style:style style:name="P2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964c34" style:font-size-asian="12pt" style:font-name-complex="Courier New" style:font-size-complex="12pt"/>
    </style:style>
    <style:style style:name="P28" style:family="paragraph" style:parent-style-name="Standard">
      <style:paragraph-properties fo:margin-top="0in" fo:margin-bottom="0.1665in" loext:contextual-spacing="false"/>
      <style:text-properties style:font-name="Courier New" fo:font-size="12pt" officeooo:rsid="04935358" officeooo:paragraph-rsid="05893b3b" style:font-size-asian="12pt" style:font-name-complex="Courier New" style:font-size-complex="12pt"/>
    </style:style>
    <style:style style:name="P29" style:family="paragraph" style:parent-style-name="Standard">
      <style:paragraph-properties fo:margin-top="0in" fo:margin-bottom="0.1665in" loext:contextual-spacing="false"/>
      <style:text-properties style:font-name="Courier New" fo:font-size="12pt" officeooo:rsid="05893b3b" officeooo:paragraph-rsid="05893b3b" style:font-size-asian="12pt" style:font-name-complex="Courier New" style:font-size-complex="12pt"/>
    </style:style>
    <style:style style:name="P30" style:family="paragraph" style:parent-style-name="Standard">
      <style:paragraph-properties fo:margin-top="0in" fo:margin-bottom="0.1665in" loext:contextual-spacing="false"/>
      <style:text-properties style:font-name="Courier New" fo:font-size="12pt" officeooo:rsid="058c6596" officeooo:paragraph-rsid="058c6596" style:font-size-asian="12pt" style:font-name-complex="Courier New" style:font-size-complex="12pt"/>
    </style:style>
    <style:style style:name="P31" style:family="paragraph" style:parent-style-name="Standard">
      <style:paragraph-properties fo:margin-top="0in" fo:margin-bottom="0.1665in" loext:contextual-spacing="false"/>
      <style:text-properties style:font-name="Courier New" fo:font-size="12pt" fo:font-weight="bold" officeooo:rsid="05964c34" officeooo:paragraph-rsid="05964c34" style:font-size-asian="12pt" style:font-weight-asian="bold" style:font-name-complex="Courier New" style:font-size-complex="12pt" style:font-weight-complex="bold"/>
    </style:style>
    <style:style style:name="P32" style:family="paragraph" style:parent-style-name="Standard">
      <style:paragraph-properties fo:margin-top="0in" fo:margin-bottom="0.1665in" loext:contextual-spacing="false"/>
      <style:text-properties style:font-name="Courier New" officeooo:paragraph-rsid="0490bf59" style:font-name-complex="Courier New" style:font-size-complex="12pt"/>
    </style:style>
    <style:style style:name="P33" style:family="paragraph" style:parent-style-name="Standard">
      <style:paragraph-properties fo:margin-top="0in" fo:margin-bottom="0.1665in" loext:contextual-spacing="false"/>
      <style:text-properties style:font-name="Courier New" officeooo:paragraph-rsid="04b13589" style:font-name-complex="Courier New" style:font-size-complex="12pt"/>
    </style:style>
    <style:style style:name="P34" style:family="paragraph" style:parent-style-name="Standard">
      <style:paragraph-properties fo:margin-top="0in" fo:margin-bottom="0.1665in" loext:contextual-spacing="false"/>
      <style:text-properties style:font-name="Courier New" officeooo:paragraph-rsid="050b4637" style:font-name-complex="Courier New" style:font-size-complex="12pt"/>
    </style:style>
    <style:style style:name="P35" style:family="paragraph" style:parent-style-name="Standard">
      <style:paragraph-properties fo:margin-top="0in" fo:margin-bottom="0.1665in" loext:contextual-spacing="false"/>
      <style:text-properties style:font-name="Courier New" officeooo:paragraph-rsid="056b9db5" style:font-name-complex="Courier New" style:font-size-complex="12pt"/>
    </style:style>
    <style:style style:name="P36" style:family="paragraph" style:parent-style-name="Standard">
      <style:paragraph-properties fo:margin-top="0in" fo:margin-bottom="0.1665in" loext:contextual-spacing="false"/>
      <style:text-properties style:font-name="Courier New" officeooo:paragraph-rsid="04922ec6" style:font-name-complex="Courier New" style:font-size-complex="12pt"/>
    </style:style>
    <style:style style:name="P37" style:family="paragraph" style:parent-style-name="Standard">
      <style:paragraph-properties fo:margin-top="0in" fo:margin-bottom="0.1665in" loext:contextual-spacing="false"/>
      <style:text-properties style:font-name="Courier New" officeooo:paragraph-rsid="0595dce7" style:font-name-complex="Courier New" style:font-size-complex="12pt"/>
    </style:style>
    <style:style style:name="P38" style:family="paragraph" style:parent-style-name="Standard">
      <style:paragraph-properties fo:margin-top="0in" fo:margin-bottom="0.1665in" loext:contextual-spacing="false"/>
      <style:text-properties style:font-name="Courier New" officeooo:paragraph-rsid="05961375" style:font-name-complex="Courier New" style:font-size-complex="12pt"/>
    </style:style>
    <style:style style:name="P39" style:family="paragraph" style:parent-style-name="Standard">
      <style:paragraph-properties fo:margin-top="0in" fo:margin-bottom="0.1665in" loext:contextual-spacing="false"/>
      <style:text-properties officeooo:paragraph-rsid="04738c1d"/>
    </style:style>
    <style:style style:name="P40" style:family="paragraph" style:parent-style-name="Standard">
      <style:paragraph-properties fo:margin-top="0in" fo:margin-bottom="0.1665in" loext:contextual-spacing="false"/>
      <style:text-properties officeooo:paragraph-rsid="048ec67a"/>
    </style:style>
    <style:style style:name="P41" style:family="paragraph" style:parent-style-name="Standard">
      <style:paragraph-properties fo:margin-top="0in" fo:margin-bottom="0.1665in" loext:contextual-spacing="false"/>
      <style:text-properties officeooo:paragraph-rsid="0496122e"/>
    </style:style>
    <style:style style:name="P42" style:family="paragraph" style:parent-style-name="Standard">
      <style:paragraph-properties fo:margin-top="0in" fo:margin-bottom="0.1665in" loext:contextual-spacing="false"/>
      <style:text-properties officeooo:paragraph-rsid="04a45d7f"/>
    </style:style>
    <style:style style:name="P43" style:family="paragraph" style:parent-style-name="Standard">
      <style:paragraph-properties fo:margin-top="0in" fo:margin-bottom="0.1665in" loext:contextual-spacing="false"/>
      <style:text-properties officeooo:paragraph-rsid="04abfa38"/>
    </style:style>
    <style:style style:name="P44" style:family="paragraph" style:parent-style-name="Standard">
      <style:paragraph-properties fo:margin-top="0in" fo:margin-bottom="0.1665in" loext:contextual-spacing="false"/>
      <style:text-properties officeooo:rsid="04abfa38" officeooo:paragraph-rsid="04abfa38"/>
    </style:style>
    <style:style style:name="P45" style:family="paragraph" style:parent-style-name="Standard">
      <style:paragraph-properties fo:margin-top="0in" fo:margin-bottom="0.1665in" loext:contextual-spacing="false"/>
      <style:text-properties officeooo:paragraph-rsid="04aeea85"/>
    </style:style>
    <style:style style:name="P46" style:family="paragraph" style:parent-style-name="Standard">
      <style:paragraph-properties fo:margin-top="0in" fo:margin-bottom="0.1665in" loext:contextual-spacing="false"/>
      <style:text-properties officeooo:paragraph-rsid="04afe9eb"/>
    </style:style>
    <style:style style:name="P47" style:family="paragraph" style:parent-style-name="Standard">
      <style:paragraph-properties fo:margin-top="0in" fo:margin-bottom="0.1665in" loext:contextual-spacing="false"/>
      <style:text-properties officeooo:paragraph-rsid="04b2fd5c"/>
    </style:style>
    <style:style style:name="P48" style:family="paragraph" style:parent-style-name="Standard">
      <style:paragraph-properties fo:margin-top="0in" fo:margin-bottom="0.1665in" loext:contextual-spacing="false"/>
      <style:text-properties officeooo:paragraph-rsid="04b57a73"/>
    </style:style>
    <style:style style:name="P49" style:family="paragraph" style:parent-style-name="Standard">
      <style:paragraph-properties fo:margin-top="0in" fo:margin-bottom="0.1665in" loext:contextual-spacing="false"/>
      <style:text-properties officeooo:paragraph-rsid="05212cb5"/>
    </style:style>
    <style:style style:name="P50" style:family="paragraph" style:parent-style-name="Standard">
      <style:paragraph-properties fo:margin-top="0in" fo:margin-bottom="0.1665in" loext:contextual-spacing="false"/>
      <style:text-properties officeooo:paragraph-rsid="056ad98c"/>
    </style:style>
    <style:style style:name="P51" style:family="paragraph" style:parent-style-name="Standard">
      <style:paragraph-properties fo:margin-top="0in" fo:margin-bottom="0.1665in" loext:contextual-spacing="false"/>
      <style:text-properties officeooo:paragraph-rsid="056b06c2"/>
    </style:style>
    <style:style style:name="P52" style:family="paragraph" style:parent-style-name="Standard">
      <style:paragraph-properties fo:margin-top="0in" fo:margin-bottom="0.1665in" loext:contextual-spacing="false"/>
      <style:text-properties officeooo:rsid="05137540" officeooo:paragraph-rsid="056c1ba7"/>
    </style:style>
    <style:style style:name="P53" style:family="paragraph" style:parent-style-name="Standard">
      <style:paragraph-properties fo:margin-top="0in" fo:margin-bottom="0.1665in" loext:contextual-spacing="false"/>
      <style:text-properties officeooo:paragraph-rsid="05861723"/>
    </style:style>
    <style:style style:name="P54" style:family="paragraph" style:parent-style-name="Standard">
      <style:paragraph-properties fo:margin-top="0in" fo:margin-bottom="0.1665in" loext:contextual-spacing="false"/>
      <style:text-properties officeooo:paragraph-rsid="058737e5"/>
    </style:style>
    <style:style style:name="P55" style:family="paragraph" style:parent-style-name="Standard">
      <style:paragraph-properties fo:margin-top="0in" fo:margin-bottom="0.1665in" loext:contextual-spacing="false"/>
      <style:text-properties officeooo:paragraph-rsid="05893b3b"/>
    </style:style>
    <style:style style:name="P56" style:family="paragraph" style:parent-style-name="Standard">
      <style:paragraph-properties fo:margin-top="0in" fo:margin-bottom="0.1665in" loext:contextual-spacing="false"/>
      <style:text-properties officeooo:paragraph-rsid="058a58f3"/>
    </style:style>
    <style:style style:name="P57" style:family="paragraph" style:parent-style-name="Standard">
      <style:paragraph-properties fo:margin-top="0in" fo:margin-bottom="0.1665in" loext:contextual-spacing="false"/>
      <style:text-properties officeooo:paragraph-rsid="058c6596"/>
    </style:style>
    <style:style style:name="P58" style:family="paragraph" style:parent-style-name="Standard">
      <style:paragraph-properties fo:margin-top="0in" fo:margin-bottom="0.1665in" loext:contextual-spacing="false"/>
      <style:text-properties officeooo:paragraph-rsid="0590f7c1"/>
    </style:style>
    <style:style style:name="P59" style:family="paragraph" style:parent-style-name="Standard">
      <style:paragraph-properties fo:margin-top="0in" fo:margin-bottom="0.1665in" loext:contextual-spacing="false"/>
      <style:text-properties officeooo:paragraph-rsid="050b4637"/>
    </style:style>
    <style:style style:name="P60" style:family="paragraph" style:parent-style-name="Standard">
      <style:paragraph-properties fo:margin-top="0in" fo:margin-bottom="0.1665in" loext:contextual-spacing="false"/>
      <style:text-properties fo:font-style="italic" officeooo:paragraph-rsid="058ad0df" style:font-style-asian="italic" style:font-style-complex="italic"/>
    </style:style>
    <style:style style:name="P61" style:family="paragraph" style:parent-style-name="Standard">
      <style:paragraph-properties fo:margin-left="0in" fo:margin-right="0in" fo:text-indent="2in" style:auto-text-indent="false"/>
      <style:text-properties style:font-name="Courier New" fo:font-size="12pt" style:font-size-asian="12pt" style:font-name-complex="Courier New" style:font-size-complex="12pt"/>
    </style:style>
    <style:style style:name="P6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032479d" style:font-size-asian="12pt" style:font-name-complex="Courier New" style:font-size-complex="12pt"/>
    </style:style>
    <style:style style:name="P6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56b9db5" style:font-size-asian="12pt" style:font-name-complex="Courier New" style:font-size-complex="12pt"/>
    </style:style>
    <style:style style:name="P6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559375" style:font-size-asian="12pt" style:font-name-complex="Courier New" style:font-size-complex="12pt"/>
    </style:style>
    <style:style style:name="P6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77e6f" officeooo:paragraph-rsid="04777e6f" style:font-size-asian="12pt" style:font-name-complex="Courier New" style:font-size-complex="12pt"/>
    </style:style>
    <style:style style:name="P6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789cf9" style:font-size-asian="12pt" style:font-name-complex="Courier New" style:font-size-complex="12pt"/>
    </style:style>
    <style:style style:name="P6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371ca" officeooo:paragraph-rsid="04a371ca" style:font-size-asian="12pt" style:font-name-complex="Courier New" style:font-size-complex="12pt"/>
    </style:style>
    <style:style style:name="P6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bfa38" officeooo:paragraph-rsid="04abfa38" style:font-size-asian="12pt" style:font-name-complex="Courier New" style:font-size-complex="12pt"/>
    </style:style>
    <style:style style:name="P6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afe9eb" style:font-size-asian="12pt" style:font-name-complex="Courier New" style:font-size-complex="12pt"/>
    </style:style>
    <style:style style:name="P7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fe9eb" officeooo:paragraph-rsid="04afe9eb" style:font-size-asian="12pt" style:font-name-complex="Courier New" style:font-size-complex="12pt"/>
    </style:style>
    <style:style style:name="P7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4b2fd5c" style:font-size-asian="12pt" style:font-name-complex="Courier New" style:font-size-complex="12pt"/>
    </style:style>
    <style:style style:name="P7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2129d1" style:font-size-asian="12pt" style:font-name-complex="Courier New" style:font-size-complex="12pt"/>
    </style:style>
    <style:style style:name="P7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212cb5" style:font-size-asian="12pt" style:font-name-complex="Courier New" style:font-size-complex="12pt"/>
    </style:style>
    <style:style style:name="P7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724e30" style:font-size-asian="12pt" style:font-name-complex="Courier New" style:font-size-complex="12pt"/>
    </style:style>
    <style:style style:name="P7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2fd5c" style:font-size-asian="12pt" style:font-name-complex="Courier New" style:font-size-complex="12pt"/>
    </style:style>
    <style:style style:name="P7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34a38" style:font-size-asian="12pt" style:font-name-complex="Courier New" style:font-size-complex="12pt"/>
    </style:style>
    <style:style style:name="P7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6f826" style:font-size-asian="12pt" style:font-name-complex="Courier New" style:font-size-complex="12pt"/>
    </style:style>
    <style:style style:name="P7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8a216" style:font-size-asian="12pt" style:font-name-complex="Courier New" style:font-size-complex="12pt"/>
    </style:style>
    <style:style style:name="P7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90bf59" style:font-size-asian="12pt" style:font-name-complex="Courier New" style:font-size-complex="12pt"/>
    </style:style>
    <style:style style:name="P8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16df2" style:font-size-asian="12pt" style:font-name-complex="Courier New" style:font-size-complex="12pt"/>
    </style:style>
    <style:style style:name="P8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1c92a7" style:font-size-asian="12pt" style:font-name-complex="Courier New" style:font-size-complex="12pt"/>
    </style:style>
    <style:style style:name="P8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34a205" style:font-size-asian="12pt" style:font-name-complex="Courier New" style:font-size-complex="12pt"/>
    </style:style>
    <style:style style:name="P8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7f2dc" style:font-size-asian="12pt" style:font-name-complex="Courier New" style:font-size-complex="12pt"/>
    </style:style>
    <style:style style:name="P8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b06c2" style:font-size-asian="12pt" style:font-name-complex="Courier New" style:font-size-complex="12pt"/>
    </style:style>
    <style:style style:name="P8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5b2833" officeooo:paragraph-rsid="0513276a" style:font-size-asian="12pt" style:font-name-complex="Courier New" style:font-size-complex="12pt"/>
    </style:style>
    <style:style style:name="P8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8a1af3" officeooo:paragraph-rsid="056b9db5" style:font-size-asian="12pt" style:font-name-complex="Courier New" style:font-size-complex="12pt"/>
    </style:style>
    <style:style style:name="P8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cecf0" style:font-size-asian="12pt" style:font-name-complex="Courier New" style:font-size-complex="12pt"/>
    </style:style>
    <style:style style:name="P8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775118" style:font-size-asian="12pt" style:font-name-complex="Courier New" style:font-size-complex="12pt"/>
    </style:style>
    <style:style style:name="P8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35358" officeooo:paragraph-rsid="05861723" style:font-size-asian="12pt" style:font-name-complex="Courier New" style:font-size-complex="12pt"/>
    </style:style>
    <style:style style:name="P9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35358" officeooo:paragraph-rsid="05893b3b" style:font-size-asian="12pt" style:font-name-complex="Courier New" style:font-size-complex="12pt"/>
    </style:style>
    <style:style style:name="P9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428de" officeooo:paragraph-rsid="05861723" style:font-size-asian="12pt" style:font-name-complex="Courier New" style:font-size-complex="12pt"/>
    </style:style>
    <style:style style:name="P9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428de" officeooo:paragraph-rsid="05893b3b" style:font-size-asian="12pt" style:font-name-complex="Courier New" style:font-size-complex="12pt"/>
    </style:style>
    <style:style style:name="P9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428de" officeooo:paragraph-rsid="058a58f3" style:font-size-asian="12pt" style:font-name-complex="Courier New" style:font-size-complex="12pt"/>
    </style:style>
    <style:style style:name="P9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8c6596" style:font-size-asian="12pt" style:font-name-complex="Courier New" style:font-size-complex="12pt"/>
    </style:style>
    <style:style style:name="P9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90f7c1" style:font-size-asian="12pt" style:font-name-complex="Courier New" style:font-size-complex="12pt"/>
    </style:style>
    <style:style style:name="P9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95abb7" style:font-size-asian="12pt" style:font-name-complex="Courier New" style:font-size-complex="12pt"/>
    </style:style>
    <style:style style:name="P9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964c34" officeooo:paragraph-rsid="05964c34" style:font-size-asian="12pt" style:font-name-complex="Courier New" style:font-size-complex="12pt"/>
    </style:style>
    <style:style style:name="P9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7fb3f5" officeooo:paragraph-rsid="057fb3f5" style:font-size-asian="12pt" style:font-name-complex="Courier New" style:font-size-complex="12pt"/>
    </style:style>
    <style:style style:name="P9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961375" style:font-size-asian="12pt" style:font-name-complex="Courier New" style:font-size-complex="12pt"/>
    </style:style>
    <style:style style:name="P10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919e2c" style:font-size-asian="12pt" style:font-name-complex="Courier New" style:font-size-complex="12pt"/>
    </style:style>
    <style:style style:name="P101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493d07b" style:font-name-complex="Courier New" style:font-size-complex="12pt"/>
    </style:style>
    <style:style style:name="P102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0b95c8" style:font-name-complex="Courier New" style:font-size-complex="12pt"/>
    </style:style>
    <style:style style:name="P103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11e990" style:font-name-complex="Courier New" style:font-size-complex="12pt"/>
    </style:style>
    <style:style style:name="P104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6b9db5" style:font-name-complex="Courier New" style:font-size-complex="12pt"/>
    </style:style>
    <style:style style:name="P105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8c6596" style:font-name-complex="Courier New" style:font-size-complex="12pt"/>
    </style:style>
    <style:style style:name="P106" style:family="paragraph" style:parent-style-name="Standard">
      <style:paragraph-properties fo:margin-left="0in" fo:margin-right="0in" fo:text-indent="2in" style:auto-text-indent="false"/>
      <style:text-properties officeooo:paragraph-rsid="0496122e"/>
    </style:style>
    <style:style style:name="P107" style:family="paragraph" style:parent-style-name="Standard">
      <style:paragraph-properties fo:margin-left="0in" fo:margin-right="0in" fo:text-indent="2in" style:auto-text-indent="false"/>
      <style:text-properties officeooo:paragraph-rsid="04abfa38"/>
    </style:style>
    <style:style style:name="P108" style:family="paragraph" style:parent-style-name="Standard">
      <style:paragraph-properties fo:margin-left="0in" fo:margin-right="0in" fo:text-indent="2in" style:auto-text-indent="false"/>
      <style:text-properties officeooo:paragraph-rsid="058c6596"/>
    </style:style>
    <style:style style:name="P10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</style:style>
    <style:style style:name="P11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32479d"/>
    </style:style>
    <style:style style:name="P11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285cd1f"/>
    </style:style>
    <style:style style:name="P11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38c0a13"/>
    </style:style>
    <style:style style:name="P11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2129d1"/>
    </style:style>
    <style:style style:name="P11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775118"/>
    </style:style>
    <style:style style:name="P11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964c34"/>
    </style:style>
    <style:style style:name="P11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style:font-size-asian="12pt" style:font-name-complex="Courier New" style:font-size-complex="12pt"/>
    </style:style>
    <style:style style:name="P11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3d48e8e" style:font-size-asian="12pt" style:font-name-complex="Courier New" style:font-size-complex="12pt"/>
    </style:style>
    <style:style style:name="P11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59375" style:font-size-asian="12pt" style:font-name-complex="Courier New" style:font-size-complex="12pt"/>
    </style:style>
    <style:style style:name="P11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85528" style:font-size-asian="12pt" style:font-name-complex="Courier New" style:font-size-complex="12pt"/>
    </style:style>
    <style:style style:name="P12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777e6f" style:font-size-asian="12pt" style:font-name-complex="Courier New" style:font-size-complex="12pt"/>
    </style:style>
    <style:style style:name="P12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16df2" style:font-size-asian="12pt" style:font-name-complex="Courier New" style:font-size-complex="12pt"/>
    </style:style>
    <style:style style:name="P12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2fd5c" style:font-size-asian="12pt" style:font-name-complex="Courier New" style:font-size-complex="12pt"/>
    </style:style>
    <style:style style:name="P12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8a216" style:font-size-asian="12pt" style:font-name-complex="Courier New" style:font-size-complex="12pt"/>
    </style:style>
    <style:style style:name="P12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f33e6" style:font-size-asian="12pt" style:font-name-complex="Courier New" style:font-size-complex="12pt"/>
    </style:style>
    <style:style style:name="P12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34a205" style:font-size-asian="12pt" style:font-name-complex="Courier New" style:font-size-complex="12pt"/>
    </style:style>
    <style:style style:name="P12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775118" style:font-size-asian="12pt" style:font-name-complex="Courier New" style:font-size-complex="12pt"/>
    </style:style>
    <style:style style:name="P12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861723" style:font-size-asian="12pt" style:font-name-complex="Courier New" style:font-size-complex="12pt"/>
    </style:style>
    <style:style style:name="P12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95abb7" style:font-size-asian="12pt" style:font-name-complex="Courier New" style:font-size-complex="12pt"/>
    </style:style>
    <style:style style:name="P12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961375" style:font-size-asian="12pt" style:font-name-complex="Courier New" style:font-size-complex="12pt"/>
    </style:style>
    <style:style style:name="P13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13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6c366" officeooo:paragraph-rsid="04a6c366" style:font-size-asian="12pt" style:font-name-complex="Courier New" style:font-size-complex="12pt"/>
    </style:style>
    <style:style style:name="P13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1c92a7" officeooo:paragraph-rsid="051c92a7" style:font-size-asian="12pt" style:font-name-complex="Courier New" style:font-size-complex="12pt"/>
    </style:style>
    <style:style style:name="P13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1c92a7" officeooo:paragraph-rsid="0567f2dc" style:font-size-asian="12pt" style:font-name-complex="Courier New" style:font-size-complex="12pt"/>
    </style:style>
    <style:style style:name="P13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87f685" officeooo:paragraph-rsid="05775118" style:font-size-asian="12pt" style:font-name-complex="Courier New" style:font-size-complex="12pt"/>
    </style:style>
    <style:style style:name="P13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8dff89" officeooo:paragraph-rsid="05775118" style:font-size-asian="12pt" style:font-name-complex="Courier New" style:font-size-complex="12pt"/>
    </style:style>
    <style:style style:name="P13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29dcd7a" officeooo:paragraph-rsid="05775118" style:font-size-asian="12pt" style:font-name-complex="Courier New" style:font-size-complex="12pt"/>
    </style:style>
    <style:style style:name="P13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935358" officeooo:paragraph-rsid="05861723" style:font-size-asian="12pt" style:font-name-complex="Courier New" style:font-size-complex="12pt"/>
    </style:style>
    <style:style style:name="P13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9a7670" officeooo:paragraph-rsid="05861723" style:font-size-asian="12pt" style:font-name-complex="Courier New" style:font-size-complex="12pt"/>
    </style:style>
    <style:style style:name="P13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9428de" officeooo:paragraph-rsid="05861723" style:font-size-asian="12pt" style:font-name-complex="Courier New" style:font-size-complex="12pt"/>
    </style:style>
    <style:style style:name="P14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964c34" officeooo:paragraph-rsid="05964c34" style:font-size-asian="12pt" style:font-name-complex="Courier New" style:font-size-complex="12pt"/>
    </style:style>
    <style:style style:name="P141" style:family="paragraph" style:parent-style-name="Standard">
      <style:paragraph-properties fo:margin-left="0in" fo:margin-right="0in" fo:margin-top="0in" fo:margin-bottom="0.1665in" loext:contextual-spacing="false" fo:text-indent="0in" style:auto-text-indent="false"/>
      <style:text-properties officeooo:rsid="0495aafe" officeooo:paragraph-rsid="058a58f3"/>
    </style:style>
    <style:style style:name="P142" style:family="paragraph" style:parent-style-name="Standard">
      <style:paragraph-properties fo:margin-left="0in" fo:margin-right="0in" fo:margin-top="0in" fo:margin-bottom="0.1665in" loext:contextual-spacing="false" fo:text-indent="0in" style:auto-text-indent="false"/>
      <style:text-properties officeooo:paragraph-rsid="058a58f3"/>
    </style:style>
    <style:style style:name="P143" style:family="paragraph" style:parent-style-name="Standard">
      <style:paragraph-properties fo:margin-left="0in" fo:margin-right="0in" fo:margin-top="0in" fo:margin-bottom="0.1665in" loext:contextual-spacing="false" fo:text-indent="0in" style:auto-text-indent="false"/>
      <style:text-properties officeooo:rsid="058a58f3" officeooo:paragraph-rsid="058a58f3"/>
    </style:style>
    <style:style style:name="P144" style:family="paragraph" style:parent-style-name="Heading_20_2">
      <style:text-properties style:font-name="Courier New" fo:font-size="12pt" officeooo:rsid="051ba15f" officeooo:paragraph-rsid="046a2321" style:font-size-asian="12pt" style:font-name-complex="Courier New" style:font-size-complex="12pt"/>
    </style:style>
    <style:style style:name="P145" style:family="paragraph" style:parent-style-name="Heading_20_2">
      <style:text-properties style:font-name="Courier New" fo:font-size="12pt" officeooo:rsid="05bb1b34" officeooo:paragraph-rsid="05775118" style:font-size-asian="12pt" style:font-name-complex="Courier New" style:font-size-complex="12pt"/>
    </style:style>
    <style:style style:name="P146" style:family="paragraph" style:parent-style-name="Heading_20_2">
      <style:text-properties officeooo:rsid="05775118" officeooo:paragraph-rsid="05775118" style:font-size-complex="12pt"/>
    </style:style>
    <style:style style:name="P147" style:family="paragraph" style:parent-style-name="Heading_20_2">
      <style:text-properties officeooo:rsid="05c865f0" officeooo:paragraph-rsid="05c865f0" style:font-size-complex="12pt"/>
    </style:style>
    <style:style style:name="P148" style:family="paragraph" style:parent-style-name="Heading_20_3">
      <style:paragraph-properties fo:margin-top="0.1665in" fo:margin-bottom="0in" loext:contextual-spacing="false"/>
      <style:text-properties officeooo:paragraph-rsid="048d5eeb"/>
    </style:style>
    <style:style style:name="P149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8b7f65" style:font-name-complex="Courier New" style:font-size-complex="12pt"/>
    </style:style>
    <style:style style:name="P150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5961375" style:font-name-complex="Courier New" style:font-size-complex="12pt"/>
    </style:style>
    <style:style style:name="P151" style:family="paragraph" style:parent-style-name="Heading_20_3">
      <style:paragraph-properties fo:margin-top="0.1665in" fo:margin-bottom="0in" loext:contextual-spacing="false"/>
      <style:text-properties style:font-name="Courier New" officeooo:rsid="056904ce" officeooo:paragraph-rsid="050f33e6" style:font-name-complex="Courier New" style:font-size-complex="12pt"/>
    </style:style>
    <style:style style:name="P152" style:family="paragraph" style:parent-style-name="Heading_20_3">
      <style:paragraph-properties fo:margin-top="0.1665in" fo:margin-bottom="0in" loext:contextual-spacing="false"/>
      <style:text-properties style:font-name="Courier New" officeooo:paragraph-rsid="04922ec6" style:font-name-complex="Courier New" style:font-size-complex="12pt"/>
    </style:style>
    <style:style style:name="P153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08a216" style:font-name-complex="Courier New" style:font-size-complex="12pt"/>
    </style:style>
    <style:style style:name="P15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961375" style:font-name-complex="Courier New" style:font-size-complex="12pt"/>
    </style:style>
    <style:style style:name="P155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6122e" style:font-name-complex="Courier New" style:font-size-complex="12pt"/>
    </style:style>
    <style:style style:name="P156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9fc30" style:font-name-complex="Courier New" style:font-size-complex="12pt"/>
    </style:style>
    <style:style style:name="P157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be86f" style:font-name-complex="Courier New" style:font-size-complex="12pt"/>
    </style:style>
    <style:style style:name="P158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ad98c" style:font-name-complex="Courier New" style:font-size-complex="12pt"/>
    </style:style>
    <style:style style:name="P159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b06c2" style:font-name-complex="Courier New" style:font-size-complex="12pt"/>
    </style:style>
    <style:style style:name="P160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d402d" style:font-name-complex="Courier New" style:font-size-complex="12pt"/>
    </style:style>
    <style:style style:name="P161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83f1eb" style:font-name-complex="Courier New" style:font-size-complex="12pt"/>
    </style:style>
    <style:style style:name="P162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263a6" style:font-name-complex="Courier New" style:font-size-complex="12pt"/>
    </style:style>
    <style:style style:name="P163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1c92a7" style:font-name-complex="Courier New" style:font-size-complex="12pt"/>
    </style:style>
    <style:style style:name="P16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bfa38" style:font-name-complex="Courier New" style:font-size-complex="12pt"/>
    </style:style>
    <style:style style:name="P165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fe9eb" style:font-name-complex="Courier New" style:font-size-complex="12pt"/>
    </style:style>
    <style:style style:name="P166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16df2" style:font-name-complex="Courier New" style:font-size-complex="12pt"/>
    </style:style>
    <style:style style:name="P167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2fd5c" style:font-name-complex="Courier New" style:font-size-complex="12pt"/>
    </style:style>
    <style:style style:name="P168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212cb5" style:font-name-complex="Courier New" style:font-size-complex="12pt"/>
    </style:style>
    <style:style style:name="P169" style:family="paragraph" style:parent-style-name="Heading_20_3">
      <style:paragraph-properties fo:margin-top="0.1665in" fo:margin-bottom="0in" loext:contextual-spacing="false"/>
      <style:text-properties style:font-name="Courier New" officeooo:rsid="050b4637" officeooo:paragraph-rsid="050b4637" style:font-name-complex="Courier New" style:font-size-complex="12pt"/>
    </style:style>
    <style:style style:name="P170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bf5a68" style:font-name-complex="Courier New" style:font-size-complex="12pt"/>
    </style:style>
    <style:style style:name="P171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b95c8" style:font-name-complex="Courier New" style:font-size-complex="12pt"/>
    </style:style>
    <style:style style:name="P172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67f2dc" style:font-name-complex="Courier New" style:font-size-complex="12pt"/>
    </style:style>
    <style:style style:name="P173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263a6" style:font-name-complex="Courier New" style:font-size-complex="12pt"/>
    </style:style>
    <style:style style:name="P174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bfa38" style:font-name-complex="Courier New" style:font-size-complex="12pt"/>
    </style:style>
    <style:style style:name="P175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fe9eb" style:font-name-complex="Courier New" style:font-size-complex="12pt"/>
    </style:style>
    <style:style style:name="P176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6cecf0" style:font-name-complex="Courier New" style:font-size-complex="12pt"/>
    </style:style>
    <style:style style:name="P177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e1a1" style:font-name-complex="Courier New" style:font-size-complex="12pt"/>
    </style:style>
    <style:style style:name="P178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212cb5" style:font-name-complex="Courier New" style:font-size-complex="12pt"/>
    </style:style>
    <style:style style:name="P179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fd5c" style:font-name-complex="Courier New" style:font-size-complex="12pt"/>
    </style:style>
    <style:style style:name="P180" style:family="paragraph" style:parent-style-name="Heading_20_3">
      <style:paragraph-properties fo:margin-top="0.1665in" fo:margin-bottom="0in" loext:contextual-spacing="false"/>
      <style:text-properties style:font-name="Courier New" officeooo:rsid="05c0ff51" officeooo:paragraph-rsid="0583f1eb" style:font-name-complex="Courier New" style:font-size-complex="12pt"/>
    </style:style>
    <style:style style:name="P181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11e990" style:font-name-complex="Courier New" style:font-size-complex="12pt"/>
    </style:style>
    <style:style style:name="P182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724e30" style:font-name-complex="Courier New" style:font-size-complex="12pt"/>
    </style:style>
    <style:style style:name="P183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4b34a38" style:font-name-complex="Courier New" style:font-size-complex="12pt"/>
    </style:style>
    <style:style style:name="P184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6b9db5" style:font-name-complex="Courier New" style:font-size-complex="12pt"/>
    </style:style>
    <style:style style:name="P185" style:family="paragraph" style:parent-style-name="Heading_20_3">
      <style:paragraph-properties fo:margin-top="0.1665in" fo:margin-bottom="0in" loext:contextual-spacing="false"/>
      <style:text-properties style:font-name="Courier New" officeooo:rsid="0510b468" officeooo:paragraph-rsid="04b16df2" style:font-name-complex="Courier New" style:font-size-complex="12pt"/>
    </style:style>
    <style:style style:name="P186" style:family="paragraph" style:parent-style-name="Heading_20_3">
      <style:paragraph-properties fo:margin-top="0.1665in" fo:margin-bottom="0in" loext:contextual-spacing="false"/>
      <style:text-properties style:font-name="Courier New" officeooo:paragraph-rsid="04b2fd5c" style:font-name-complex="Courier New" style:font-size-complex="12pt"/>
    </style:style>
    <style:style style:name="P187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13276a" style:font-name-complex="Courier New" style:font-size-complex="12pt"/>
    </style:style>
    <style:style style:name="P188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6b9db5" style:font-name-complex="Courier New" style:font-size-complex="12pt"/>
    </style:style>
    <style:style style:name="P189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71d4a4" style:font-name-complex="Courier New" style:font-size-complex="12pt"/>
    </style:style>
    <style:style style:name="P190" style:family="paragraph" style:parent-style-name="Heading_20_3">
      <style:paragraph-properties fo:margin-top="0.1665in" fo:margin-bottom="0in" loext:contextual-spacing="false"/>
      <style:text-properties style:font-name="Courier New" officeooo:paragraph-rsid="04b57a73" style:font-name-complex="Courier New" style:font-size-complex="12pt"/>
    </style:style>
    <style:style style:name="P191" style:family="paragraph" style:parent-style-name="Heading_20_3">
      <style:paragraph-properties fo:margin-top="0.1665in" fo:margin-bottom="0in" loext:contextual-spacing="false"/>
      <style:text-properties style:font-name="Courier New" officeooo:paragraph-rsid="05775118" style:font-name-complex="Courier New" style:font-size-complex="12pt"/>
    </style:style>
    <style:style style:name="P192" style:family="paragraph" style:parent-style-name="Heading_20_3">
      <style:paragraph-properties fo:margin-top="0.1665in" fo:margin-bottom="0in" loext:contextual-spacing="false"/>
      <style:text-properties style:font-name="Courier New" officeooo:paragraph-rsid="058737e5" style:font-name-complex="Courier New" style:font-size-complex="12pt"/>
    </style:style>
    <style:style style:name="P193" style:family="paragraph" style:parent-style-name="Heading_20_3">
      <style:paragraph-properties fo:margin-top="0.1665in" fo:margin-bottom="0in" loext:contextual-spacing="false"/>
      <style:text-properties style:font-name="Courier New" officeooo:paragraph-rsid="05893b3b" style:font-name-complex="Courier New" style:font-size-complex="12pt"/>
    </style:style>
    <style:style style:name="P194" style:family="paragraph" style:parent-style-name="Heading_20_3">
      <style:paragraph-properties fo:margin-top="0.1665in" fo:margin-bottom="0in" loext:contextual-spacing="false"/>
      <style:text-properties style:font-name="Courier New" officeooo:paragraph-rsid="058a58f3" style:font-name-complex="Courier New" style:font-size-complex="12pt"/>
    </style:style>
    <style:style style:name="P195" style:family="paragraph" style:parent-style-name="Heading_20_3">
      <style:paragraph-properties fo:margin-top="0.1665in" fo:margin-bottom="0in" loext:contextual-spacing="false"/>
      <style:text-properties style:font-name="Courier New" officeooo:paragraph-rsid="058c6596" style:font-name-complex="Courier New" style:font-size-complex="12pt"/>
    </style:style>
    <style:style style:name="P196" style:family="paragraph" style:parent-style-name="Heading_20_3">
      <style:paragraph-properties fo:margin-top="0.1665in" fo:margin-bottom="0in" loext:contextual-spacing="false"/>
      <style:text-properties style:font-name="Courier New" fo:font-weight="bold" officeooo:rsid="0534a205" officeooo:paragraph-rsid="0534a205" style:font-weight-asian="bold" style:font-name-complex="Courier New" style:font-size-complex="12pt" style:font-weight-complex="bold"/>
    </style:style>
    <style:style style:name="P197" style:family="paragraph" style:parent-style-name="Heading_20_3">
      <style:paragraph-properties fo:margin-top="0.1665in" fo:margin-bottom="0in" loext:contextual-spacing="false"/>
      <style:text-properties style:font-name="Courier New" fo:font-weight="bold" officeooo:paragraph-rsid="04922ec6" style:font-weight-asian="bold" style:font-name-complex="Courier New" style:font-size-complex="12pt" style:font-weight-complex="bold"/>
    </style:style>
    <style:style style:name="P198" style:family="paragraph" style:parent-style-name="Heading_20_3">
      <style:paragraph-properties fo:margin-top="0.1665in" fo:margin-bottom="0in" loext:contextual-spacing="false"/>
      <style:text-properties style:font-name="Courier New" fo:font-weight="bold" officeooo:rsid="0508a216" officeooo:paragraph-rsid="0595abb7" style:font-weight-asian="bold" style:font-name-complex="Courier New" style:font-size-complex="12pt" style:font-weight-complex="bold"/>
    </style:style>
    <style:style style:name="P199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officeooo:rsid="056ad98c" officeooo:paragraph-rsid="048d5eeb" style:font-style-asian="italic" style:font-name-complex="Courier New" style:font-size-complex="12pt" style:font-style-complex="italic"/>
    </style:style>
    <style:style style:name="P200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officeooo:rsid="050f33e6" officeooo:paragraph-rsid="05961375" style:font-style-asian="italic" style:font-name-complex="Courier New" style:font-size-complex="12pt" style:font-style-complex="italic"/>
    </style:style>
    <style:style style:name="P201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officeooo:rsid="050f33e6" officeooo:paragraph-rsid="04b2e1a1" style:font-style-asian="italic" style:font-name-complex="Courier New" style:font-size-complex="12pt" style:font-style-complex="italic"/>
    </style:style>
    <style:style style:name="P202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officeooo:rsid="0510a19a" officeooo:paragraph-rsid="04b34a38" style:font-style-asian="italic" style:font-name-complex="Courier New" style:font-size-complex="12pt" style:font-style-complex="italic"/>
    </style:style>
    <style:style style:name="P203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officeooo:rsid="0510a19a" officeooo:paragraph-rsid="04b49a52" style:font-style-asian="italic" style:font-name-complex="Courier New" style:font-size-complex="12pt" style:font-style-complex="italic"/>
    </style:style>
    <style:style style:name="P204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fo:font-weight="normal" officeooo:rsid="0508a216" officeooo:paragraph-rsid="0595abb7" style:font-style-asian="italic" style:font-weight-asian="normal" style:font-name-complex="Courier New" style:font-size-complex="12pt" style:font-style-complex="italic" style:font-weight-complex="normal"/>
    </style:style>
    <style:style style:name="P205" style:family="paragraph" style:parent-style-name="Heading_20_3">
      <style:paragraph-properties fo:margin-top="0.1665in" fo:margin-bottom="0in" loext:contextual-spacing="false"/>
      <style:text-properties officeooo:paragraph-rsid="04afe9eb"/>
    </style:style>
    <style:style style:name="P206" style:family="paragraph" style:parent-style-name="Heading_20_3">
      <style:paragraph-properties fo:margin-top="0.1665in" fo:margin-bottom="0in" loext:contextual-spacing="false"/>
      <style:text-properties officeooo:paragraph-rsid="058a58f3"/>
    </style:style>
    <style:style style:name="T1" style:family="text">
      <style:text-properties style:font-name="Courier New" style:font-name-complex="Courier New" style:font-size-complex="12pt"/>
    </style:style>
    <style:style style:name="T2" style:family="text">
      <style:text-properties style:font-name="Courier New" officeooo:rsid="056cecf0" style:font-name-complex="Courier New" style:font-size-complex="12pt"/>
    </style:style>
    <style:style style:name="T3" style:family="text">
      <style:text-properties style:font-name="Courier New" officeooo:rsid="0511e990" style:font-name-complex="Courier New" style:font-size-complex="12pt"/>
    </style:style>
    <style:style style:name="T4" style:family="text">
      <style:text-properties style:font-name="Courier New" officeooo:rsid="050f33e6" style:font-name-complex="Courier New" style:font-size-complex="12pt"/>
    </style:style>
    <style:style style:name="T5" style:family="text">
      <style:text-properties style:font-name="Courier New" officeooo:rsid="048b7f65" style:font-name-complex="Courier New" style:font-size-complex="12pt"/>
    </style:style>
    <style:style style:name="T6" style:family="text">
      <style:text-properties style:font-name="Courier New" officeooo:rsid="04abfa38" style:font-name-complex="Courier New" style:font-size-complex="12pt"/>
    </style:style>
    <style:style style:name="T7" style:family="text">
      <style:text-properties style:font-name="Courier New" officeooo:rsid="05c0ff51" style:font-name-complex="Courier New" style:font-size-complex="12pt"/>
    </style:style>
    <style:style style:name="T8" style:family="text">
      <style:text-properties style:font-name="Courier New" fo:font-size="12pt" style:font-size-asian="12pt" style:font-name-complex="Courier New" style:font-size-complex="12pt"/>
    </style:style>
    <style:style style:name="T9" style:family="text">
      <style:text-properties style:font-name="Courier New" fo:font-size="12pt" officeooo:rsid="0031a1b0" style:font-size-asian="12pt" style:font-name-complex="Courier New" style:font-size-complex="12pt"/>
    </style:style>
    <style:style style:name="T10" style:family="text">
      <style:text-properties style:font-name="Courier New" fo:font-size="12pt" officeooo:rsid="0032479d" style:font-size-asian="12pt" style:font-name-complex="Courier New" style:font-size-complex="12pt"/>
    </style:style>
    <style:style style:name="T11" style:family="text">
      <style:text-properties style:font-name="Courier New" fo:font-size="12pt" officeooo:rsid="00aa76a7" style:font-size-asian="12pt" style:font-name-complex="Courier New" style:font-size-complex="12pt"/>
    </style:style>
    <style:style style:name="T12" style:family="text">
      <style:text-properties style:font-name="Courier New" fo:font-size="12pt" officeooo:rsid="0177bebf" style:font-size-asian="12pt" style:font-name-complex="Courier New" style:font-size-complex="12pt"/>
    </style:style>
    <style:style style:name="T13" style:family="text">
      <style:text-properties style:font-name="Courier New" fo:font-size="12pt" officeooo:rsid="0285cd1f" style:font-size-asian="12pt" style:font-name-complex="Courier New" style:font-size-complex="12pt"/>
    </style:style>
    <style:style style:name="T14" style:family="text">
      <style:text-properties style:font-name="Courier New" fo:font-size="12pt" officeooo:rsid="02878cb7" style:font-size-asian="12pt" style:font-name-complex="Courier New" style:font-size-complex="12pt"/>
    </style:style>
    <style:style style:name="T15" style:family="text">
      <style:text-properties style:font-name="Courier New" fo:font-size="12pt" officeooo:rsid="038aa080" style:font-size-asian="12pt" style:font-name-complex="Courier New" style:font-size-complex="12pt"/>
    </style:style>
    <style:style style:name="T16" style:family="text">
      <style:text-properties style:font-name="Courier New" fo:font-size="12pt" officeooo:rsid="042f1b7d" style:font-size-asian="12pt" style:font-name-complex="Courier New" style:font-size-complex="12pt"/>
    </style:style>
    <style:style style:name="T17" style:family="text">
      <style:text-properties style:font-name="Courier New" fo:font-size="12pt" officeooo:rsid="04559375" style:font-size-asian="12pt" style:font-name-complex="Courier New" style:font-size-complex="12pt"/>
    </style:style>
    <style:style style:name="T18" style:family="text">
      <style:text-properties style:font-name="Courier New" fo:font-size="12pt" officeooo:rsid="0462b7cf" style:font-size-asian="12pt" style:font-name-complex="Courier New" style:font-size-complex="12pt"/>
    </style:style>
    <style:style style:name="T19" style:family="text">
      <style:text-properties style:font-name="Courier New" fo:font-size="12pt" officeooo:rsid="0472e783" style:font-size-asian="12pt" style:font-name-complex="Courier New" style:font-size-complex="12pt"/>
    </style:style>
    <style:style style:name="T20" style:family="text">
      <style:text-properties style:font-name="Courier New" fo:font-size="12pt" officeooo:rsid="04738c1d" style:font-size-asian="12pt" style:font-name-complex="Courier New" style:font-size-complex="12pt"/>
    </style:style>
    <style:style style:name="T21" style:family="text">
      <style:text-properties style:font-name="Courier New" fo:font-size="12pt" officeooo:rsid="0475d2b0" style:font-size-asian="12pt" style:font-name-complex="Courier New" style:font-size-complex="12pt"/>
    </style:style>
    <style:style style:name="T22" style:family="text">
      <style:text-properties style:font-name="Courier New" fo:font-size="12pt" officeooo:rsid="04777e6f" style:font-size-asian="12pt" style:font-name-complex="Courier New" style:font-size-complex="12pt"/>
    </style:style>
    <style:style style:name="T23" style:family="text">
      <style:text-properties style:font-name="Courier New" fo:font-size="12pt" officeooo:rsid="048b7f65" style:font-size-asian="12pt" style:font-name-complex="Courier New" style:font-size-complex="12pt"/>
    </style:style>
    <style:style style:name="T24" style:family="text">
      <style:text-properties style:font-name="Courier New" fo:font-size="12pt" officeooo:rsid="048ec67a" style:font-size-asian="12pt" style:font-name-complex="Courier New" style:font-size-complex="12pt"/>
    </style:style>
    <style:style style:name="T25" style:family="text">
      <style:text-properties style:font-name="Courier New" fo:font-size="12pt" officeooo:rsid="0490bf59" style:font-size-asian="12pt" style:font-name-complex="Courier New" style:font-size-complex="12pt"/>
    </style:style>
    <style:style style:name="T26" style:family="text">
      <style:text-properties style:font-name="Courier New" fo:font-size="12pt" officeooo:rsid="0496122e" style:font-size-asian="12pt" style:font-name-complex="Courier New" style:font-size-complex="12pt"/>
    </style:style>
    <style:style style:name="T27" style:family="text">
      <style:text-properties style:font-name="Courier New" fo:font-size="12pt" officeooo:rsid="049f1ee1" style:font-size-asian="12pt" style:font-name-complex="Courier New" style:font-size-complex="12pt"/>
    </style:style>
    <style:style style:name="T28" style:family="text">
      <style:text-properties style:font-name="Courier New" fo:font-size="12pt" officeooo:rsid="04a0c471" style:font-size-asian="12pt" style:font-name-complex="Courier New" style:font-size-complex="12pt"/>
    </style:style>
    <style:style style:name="T29" style:family="text">
      <style:text-properties style:font-name="Courier New" fo:font-size="12pt" officeooo:rsid="04a3ce32" style:font-size-asian="12pt" style:font-name-complex="Courier New" style:font-size-complex="12pt"/>
    </style:style>
    <style:style style:name="T30" style:family="text">
      <style:text-properties style:font-name="Courier New" fo:font-size="12pt" officeooo:rsid="04a45d7f" style:font-size-asian="12pt" style:font-name-complex="Courier New" style:font-size-complex="12pt"/>
    </style:style>
    <style:style style:name="T31" style:family="text">
      <style:text-properties style:font-name="Courier New" fo:font-size="12pt" officeooo:rsid="04aa32ba" style:font-size-asian="12pt" style:font-name-complex="Courier New" style:font-size-complex="12pt"/>
    </style:style>
    <style:style style:name="T32" style:family="text">
      <style:text-properties style:font-name="Courier New" fo:font-size="12pt" officeooo:rsid="04abfa38" style:font-size-asian="12pt" style:font-name-complex="Courier New" style:font-size-complex="12pt"/>
    </style:style>
    <style:style style:name="T33" style:family="text">
      <style:text-properties style:font-name="Courier New" fo:font-size="12pt" officeooo:rsid="04ad5597" style:font-size-asian="12pt" style:font-name-complex="Courier New" style:font-size-complex="12pt"/>
    </style:style>
    <style:style style:name="T34" style:family="text">
      <style:text-properties style:font-name="Courier New" fo:font-size="12pt" officeooo:rsid="04afe9eb" style:font-size-asian="12pt" style:font-name-complex="Courier New" style:font-size-complex="12pt"/>
    </style:style>
    <style:style style:name="T35" style:family="text">
      <style:text-properties style:font-name="Courier New" fo:font-size="12pt" officeooo:rsid="04b2fd5c" style:font-size-asian="12pt" style:font-name-complex="Courier New" style:font-size-complex="12pt"/>
    </style:style>
    <style:style style:name="T36" style:family="text">
      <style:text-properties style:font-name="Courier New" fo:font-size="12pt" officeooo:rsid="04b57a73" style:font-size-asian="12pt" style:font-name-complex="Courier New" style:font-size-complex="12pt"/>
    </style:style>
    <style:style style:name="T37" style:family="text">
      <style:text-properties style:font-name="Courier New" fo:font-size="12pt" officeooo:rsid="05072b0b" style:font-size-asian="12pt" style:font-name-complex="Courier New" style:font-size-complex="12pt"/>
    </style:style>
    <style:style style:name="T38" style:family="text">
      <style:text-properties style:font-name="Courier New" fo:font-size="12pt" officeooo:rsid="0508a216" style:font-size-asian="12pt" style:font-name-complex="Courier New" style:font-size-complex="12pt"/>
    </style:style>
    <style:style style:name="T39" style:family="text">
      <style:text-properties style:font-name="Courier New" fo:font-size="12pt" officeooo:rsid="0510a19a" style:font-size-asian="12pt" style:font-name-complex="Courier New" style:font-size-complex="12pt"/>
    </style:style>
    <style:style style:name="T40" style:family="text">
      <style:text-properties style:font-name="Courier New" fo:font-size="12pt" officeooo:rsid="05141050" style:font-size-asian="12pt" style:font-name-complex="Courier New" style:font-size-complex="12pt"/>
    </style:style>
    <style:style style:name="T41" style:family="text">
      <style:text-properties style:font-name="Courier New" fo:font-size="12pt" officeooo:rsid="051c92a7" style:font-size-asian="12pt" style:font-name-complex="Courier New" style:font-size-complex="12pt"/>
    </style:style>
    <style:style style:name="T42" style:family="text">
      <style:text-properties style:font-name="Courier New" fo:font-size="12pt" officeooo:rsid="052129d1" style:font-size-asian="12pt" style:font-name-complex="Courier New" style:font-size-complex="12pt"/>
    </style:style>
    <style:style style:name="T43" style:family="text">
      <style:text-properties style:font-name="Courier New" fo:font-size="12pt" officeooo:rsid="05212cb5" style:font-size-asian="12pt" style:font-name-complex="Courier New" style:font-size-complex="12pt"/>
    </style:style>
    <style:style style:name="T44" style:family="text">
      <style:text-properties style:font-name="Courier New" fo:font-size="12pt" officeooo:rsid="052300d8" style:font-size-asian="12pt" style:font-name-complex="Courier New" style:font-size-complex="12pt"/>
    </style:style>
    <style:style style:name="T45" style:family="text">
      <style:text-properties style:font-name="Courier New" fo:font-size="12pt" officeooo:rsid="0539b0c9" style:font-size-asian="12pt" style:font-name-complex="Courier New" style:font-size-complex="12pt"/>
    </style:style>
    <style:style style:name="T46" style:family="text">
      <style:text-properties style:font-name="Courier New" fo:font-size="12pt" officeooo:rsid="053cc7a8" style:font-size-asian="12pt" style:font-name-complex="Courier New" style:font-size-complex="12pt"/>
    </style:style>
    <style:style style:name="T47" style:family="text">
      <style:text-properties style:font-name="Courier New" fo:font-size="12pt" officeooo:rsid="054adcfc" style:font-size-asian="12pt" style:font-name-complex="Courier New" style:font-size-complex="12pt"/>
    </style:style>
    <style:style style:name="T48" style:family="text">
      <style:text-properties style:font-name="Courier New" fo:font-size="12pt" officeooo:rsid="054d5b4a" style:font-size-asian="12pt" style:font-name-complex="Courier New" style:font-size-complex="12pt"/>
    </style:style>
    <style:style style:name="T49" style:family="text">
      <style:text-properties style:font-name="Courier New" fo:font-size="12pt" officeooo:rsid="042fcf21" style:font-size-asian="12pt" style:font-name-complex="Courier New" style:font-size-complex="12pt"/>
    </style:style>
    <style:style style:name="T50" style:family="text">
      <style:text-properties style:font-name="Courier New" fo:font-size="12pt" officeooo:rsid="0567f2dc" style:font-size-asian="12pt" style:font-name-complex="Courier New" style:font-size-complex="12pt"/>
    </style:style>
    <style:style style:name="T51" style:family="text">
      <style:text-properties style:font-name="Courier New" fo:font-size="12pt" officeooo:rsid="056ad98c" style:font-size-asian="12pt" style:font-name-complex="Courier New" style:font-size-complex="12pt"/>
    </style:style>
    <style:style style:name="T52" style:family="text">
      <style:text-properties style:font-name="Courier New" fo:font-size="12pt" officeooo:rsid="056b06c2" style:font-size-asian="12pt" style:font-name-complex="Courier New" style:font-size-complex="12pt"/>
    </style:style>
    <style:style style:name="T53" style:family="text">
      <style:text-properties style:font-name="Courier New" fo:font-size="12pt" officeooo:rsid="056c1ba7" style:font-size-asian="12pt" style:font-name-complex="Courier New" style:font-size-complex="12pt"/>
    </style:style>
    <style:style style:name="T54" style:family="text">
      <style:text-properties style:font-name="Courier New" fo:font-size="12pt" officeooo:rsid="00adb049" style:font-size-asian="12pt" style:font-name-complex="Courier New" style:font-size-complex="12pt"/>
    </style:style>
    <style:style style:name="T55" style:family="text">
      <style:text-properties style:font-name="Courier New" fo:font-size="12pt" officeooo:rsid="048c8c07" style:font-size-asian="12pt" style:font-name-complex="Courier New" style:font-size-complex="12pt"/>
    </style:style>
    <style:style style:name="T56" style:family="text">
      <style:text-properties style:font-name="Courier New" fo:font-size="12pt" officeooo:rsid="00341cbb" style:font-size-asian="12pt" style:font-name-complex="Courier New" style:font-size-complex="12pt"/>
    </style:style>
    <style:style style:name="T57" style:family="text">
      <style:text-properties style:font-name="Courier New" fo:font-size="12pt" officeooo:rsid="02bd21a1" style:font-size-asian="12pt" style:font-name-complex="Courier New" style:font-size-complex="12pt"/>
    </style:style>
    <style:style style:name="T58" style:family="text">
      <style:text-properties style:font-name="Courier New" fo:font-size="12pt" officeooo:rsid="0337b8c5" style:font-size-asian="12pt" style:font-name-complex="Courier New" style:font-size-complex="12pt"/>
    </style:style>
    <style:style style:name="T59" style:family="text">
      <style:text-properties style:font-name="Courier New" fo:font-size="12pt" officeooo:rsid="04923cd3" style:font-size-asian="12pt" style:font-name-complex="Courier New" style:font-size-complex="12pt"/>
    </style:style>
    <style:style style:name="T60" style:family="text">
      <style:text-properties style:font-name="Courier New" fo:font-size="12pt" officeooo:rsid="04935358" style:font-size-asian="12pt" style:font-name-complex="Courier New" style:font-size-complex="12pt"/>
    </style:style>
    <style:style style:name="T61" style:family="text">
      <style:text-properties style:font-name="Courier New" fo:font-size="12pt" officeooo:rsid="049428de" style:font-size-asian="12pt" style:font-name-complex="Courier New" style:font-size-complex="12pt"/>
    </style:style>
    <style:style style:name="T62" style:family="text">
      <style:text-properties style:font-name="Courier New" fo:font-size="12pt" officeooo:rsid="04975224" style:font-size-asian="12pt" style:font-name-complex="Courier New" style:font-size-complex="12pt"/>
    </style:style>
    <style:style style:name="T63" style:family="text">
      <style:text-properties style:font-name="Courier New" fo:font-size="12pt" officeooo:rsid="05883d5e" style:font-size-asian="12pt" style:font-name-complex="Courier New" style:font-size-complex="12pt"/>
    </style:style>
    <style:style style:name="T64" style:family="text">
      <style:text-properties style:font-name="Courier New" fo:font-size="12pt" officeooo:rsid="05893b3b" style:font-size-asian="12pt" style:font-name-complex="Courier New" style:font-size-complex="12pt"/>
    </style:style>
    <style:style style:name="T65" style:family="text">
      <style:text-properties style:font-name="Courier New" fo:font-size="12pt" officeooo:rsid="05137540" style:font-size-asian="12pt" style:font-name-complex="Courier New" style:font-size-complex="12pt"/>
    </style:style>
    <style:style style:name="T66" style:family="text">
      <style:text-properties style:font-name="Courier New" fo:font-size="12pt" officeooo:rsid="058a58f3" style:font-size-asian="12pt" style:font-name-complex="Courier New" style:font-size-complex="12pt"/>
    </style:style>
    <style:style style:name="T67" style:family="text">
      <style:text-properties style:font-name="Courier New" fo:font-size="12pt" officeooo:rsid="058c6596" style:font-size-asian="12pt" style:font-name-complex="Courier New" style:font-size-complex="12pt"/>
    </style:style>
    <style:style style:name="T68" style:family="text">
      <style:text-properties style:font-name="Courier New" fo:font-size="12pt" officeooo:rsid="0590f7c1" style:font-size-asian="12pt" style:font-name-complex="Courier New" style:font-size-complex="12pt"/>
    </style:style>
    <style:style style:name="T69" style:family="text">
      <style:text-properties style:font-name="Courier New" fo:font-size="12pt" officeooo:rsid="01b36120" style:font-size-asian="12pt" style:font-name-complex="Courier New" style:font-size-complex="12pt"/>
    </style:style>
    <style:style style:name="T70" style:family="text">
      <style:text-properties style:font-name="Courier New" fo:font-size="12pt" officeooo:rsid="017614c9" style:font-size-asian="12pt" style:font-name-complex="Courier New" style:font-size-complex="12pt"/>
    </style:style>
    <style:style style:name="T71" style:family="text">
      <style:text-properties style:font-name="Courier New" fo:font-size="12pt" officeooo:rsid="05964c34" style:font-size-asian="12pt" style:font-name-complex="Courier New" style:font-size-complex="12pt"/>
    </style:style>
    <style:style style:name="T72" style:family="text">
      <style:text-properties style:font-name="Courier New" fo:font-size="12pt" officeooo:rsid="0599244e" style:font-size-asian="12pt" style:font-name-complex="Courier New" style:font-size-complex="12pt"/>
    </style:style>
    <style:style style:name="T73" style:family="text">
      <style:text-properties style:font-name="Courier New" fo:font-size="12pt" officeooo:rsid="059c3213" style:font-size-asian="12pt" style:font-name-complex="Courier New" style:font-size-complex="12pt"/>
    </style:style>
    <style:style style:name="T74" style:family="text">
      <style:text-properties style:font-name="Courier New" fo:font-size="12pt" officeooo:rsid="05bf5a68" style:font-size-asian="12pt" style:font-name-complex="Courier New" style:font-size-complex="12pt"/>
    </style:style>
    <style:style style:name="T75" style:family="text">
      <style:text-properties style:font-name="Courier New" fo:font-size="12pt" officeooo:rsid="05c0ff51" style:font-size-asian="12pt" style:font-name-complex="Courier New" style:font-size-complex="12pt"/>
    </style:style>
    <style:style style:name="T76" style:family="text">
      <style:text-properties style:font-name="Courier New" fo:font-size="12pt" officeooo:rsid="05c2bf72" style:font-size-asian="12pt" style:font-name-complex="Courier New" style:font-size-complex="12pt"/>
    </style:style>
    <style:style style:name="T77" style:family="text">
      <style:text-properties style:font-name="Courier New" fo:font-size="12pt" officeooo:rsid="05c2ef2b" style:font-size-asian="12pt" style:font-name-complex="Courier New" style:font-size-complex="12pt"/>
    </style:style>
    <style:style style:name="T78" style:family="text">
      <style:text-properties style:font-name="Courier New" fo:font-size="12pt" officeooo:rsid="05c38220" style:font-size-asian="12pt" style:font-name-complex="Courier New" style:font-size-complex="12pt"/>
    </style:style>
    <style:style style:name="T79" style:family="text">
      <style:text-properties style:font-name="Courier New" fo:font-size="12pt" officeooo:rsid="05c3dbdc" style:font-size-asian="12pt" style:font-name-complex="Courier New" style:font-size-complex="12pt"/>
    </style:style>
    <style:style style:name="T80" style:family="text">
      <style:text-properties style:font-name-asian="Courier New"/>
    </style:style>
    <style:style style:name="T81" style:family="text">
      <style:text-properties officeooo:rsid="04559375" style:font-name-asian="Courier New"/>
    </style:style>
    <style:style style:name="T82" style:family="text">
      <style:text-properties officeooo:rsid="00aa76a7"/>
    </style:style>
    <style:style style:name="T83" style:family="text">
      <style:text-properties officeooo:rsid="0176e6f3"/>
    </style:style>
    <style:style style:name="T84" style:family="text">
      <style:text-properties officeooo:rsid="01b32ee2"/>
    </style:style>
    <style:style style:name="T85" style:family="text">
      <style:text-properties officeooo:rsid="01b36120"/>
    </style:style>
    <style:style style:name="T86" style:family="text">
      <style:text-properties officeooo:rsid="01b55656"/>
    </style:style>
    <style:style style:name="T87" style:family="text">
      <style:text-properties officeooo:rsid="01c9d256"/>
    </style:style>
    <style:style style:name="T88" style:family="text">
      <style:text-properties officeooo:rsid="01f4e1a6"/>
    </style:style>
    <style:style style:name="T89" style:family="text">
      <style:text-properties officeooo:rsid="02861325"/>
    </style:style>
    <style:style style:name="T90" style:family="text">
      <style:text-properties officeooo:rsid="042cd1e0"/>
    </style:style>
    <style:style style:name="T91" style:family="text">
      <style:text-properties officeooo:rsid="044c650a"/>
    </style:style>
    <style:style style:name="T92" style:family="text">
      <style:text-properties officeooo:rsid="04559375"/>
    </style:style>
    <style:style style:name="T93" style:family="text">
      <style:text-properties officeooo:rsid="045759f0"/>
    </style:style>
    <style:style style:name="T94" style:family="text">
      <style:text-properties officeooo:rsid="0462b7cf"/>
    </style:style>
    <style:style style:name="T95" style:family="text">
      <style:text-properties officeooo:rsid="04777e6f"/>
    </style:style>
    <style:style style:name="T96" style:family="text">
      <style:text-properties officeooo:rsid="04781130"/>
    </style:style>
    <style:style style:name="T97" style:family="text">
      <style:text-properties officeooo:rsid="04789cf9"/>
    </style:style>
    <style:style style:name="T98" style:family="text">
      <style:text-properties fo:font-size="12pt" style:font-size-asian="12pt"/>
    </style:style>
    <style:style style:name="T99" style:family="text">
      <style:text-properties fo:font-size="12pt" officeooo:rsid="04712e2e" style:font-size-asian="12pt"/>
    </style:style>
    <style:style style:name="T100" style:family="text">
      <style:text-properties fo:font-size="12pt" officeooo:rsid="017614c9" style:font-size-asian="12pt"/>
    </style:style>
    <style:style style:name="T101" style:family="text">
      <style:text-properties fo:font-size="12pt" officeooo:rsid="00a89125" style:font-size-asian="12pt"/>
    </style:style>
    <style:style style:name="T102" style:family="text">
      <style:text-properties fo:font-size="12pt" officeooo:rsid="04922ec6" style:font-size-asian="12pt"/>
    </style:style>
    <style:style style:name="T103" style:family="text">
      <style:text-properties fo:font-size="12pt" officeooo:rsid="04a6f17b" style:font-size-asian="12pt"/>
    </style:style>
    <style:style style:name="T104" style:family="text">
      <style:text-properties fo:font-size="12pt" officeooo:rsid="04afe9eb" style:font-size-asian="12pt"/>
    </style:style>
    <style:style style:name="T105" style:family="text">
      <style:text-properties fo:font-size="12pt" officeooo:rsid="03d6474a" style:font-size-asian="12pt"/>
    </style:style>
    <style:style style:name="T106" style:family="text">
      <style:text-properties fo:font-size="12pt" officeooo:rsid="04585528" style:font-size-asian="12pt"/>
    </style:style>
    <style:style style:name="T107" style:family="text">
      <style:text-properties fo:font-size="12pt" officeooo:rsid="04b16df2" style:font-size-asian="12pt"/>
    </style:style>
    <style:style style:name="T108" style:family="text">
      <style:text-properties fo:font-size="12pt" officeooo:rsid="049468aa" style:font-size-asian="12pt"/>
    </style:style>
    <style:style style:name="T109" style:family="text">
      <style:text-properties fo:font-size="12pt" officeooo:rsid="0508a216" style:font-size-asian="12pt"/>
    </style:style>
    <style:style style:name="T110" style:family="text">
      <style:text-properties fo:font-size="12pt" officeooo:rsid="04aa32ba" style:font-size-asian="12pt"/>
    </style:style>
    <style:style style:name="T111" style:family="text">
      <style:text-properties fo:font-size="12pt" officeooo:rsid="01b36120" style:font-size-asian="12pt"/>
    </style:style>
    <style:style style:name="T112" style:family="text">
      <style:text-properties fo:font-size="12pt" officeooo:rsid="045c99cf" style:font-size-asian="12pt"/>
    </style:style>
    <style:style style:name="T113" style:family="text">
      <style:text-properties fo:font-size="12pt" officeooo:rsid="038a1af3" style:font-size-asian="12pt"/>
    </style:style>
    <style:style style:name="T114" style:family="text">
      <style:text-properties fo:font-size="12pt" officeooo:rsid="0176e6f3" style:font-size-asian="12pt"/>
    </style:style>
    <style:style style:name="T115" style:family="text">
      <style:text-properties fo:font-size="12pt" officeooo:rsid="028774af" style:font-size-asian="12pt"/>
    </style:style>
    <style:style style:name="T116" style:family="text">
      <style:text-properties fo:font-size="12pt" officeooo:rsid="05137540" style:font-size-asian="12pt"/>
    </style:style>
    <style:style style:name="T117" style:family="text">
      <style:text-properties fo:font-size="12pt" officeooo:rsid="051c92a7" style:font-size-asian="12pt"/>
    </style:style>
    <style:style style:name="T118" style:family="text">
      <style:text-properties fo:font-size="12pt" officeooo:rsid="0534a205" style:font-size-asian="12pt"/>
    </style:style>
    <style:style style:name="T119" style:family="text">
      <style:text-properties fo:font-size="12pt" officeooo:rsid="05387a34" style:font-size-asian="12pt"/>
    </style:style>
    <style:style style:name="T120" style:family="text">
      <style:text-properties fo:font-size="12pt" officeooo:rsid="053cc7a8" style:font-size-asian="12pt"/>
    </style:style>
    <style:style style:name="T121" style:family="text">
      <style:text-properties fo:font-size="12pt" officeooo:rsid="054adcfc" style:font-size-asian="12pt"/>
    </style:style>
    <style:style style:name="T122" style:family="text">
      <style:text-properties fo:font-size="12pt" officeooo:rsid="054c383f" style:font-size-asian="12pt"/>
    </style:style>
    <style:style style:name="T123" style:family="text">
      <style:text-properties fo:font-size="12pt" officeooo:rsid="042ec5d2" style:font-size-asian="12pt"/>
    </style:style>
    <style:style style:name="T124" style:family="text">
      <style:text-properties fo:font-size="12pt" officeooo:rsid="0571d4a4" style:font-size-asian="12pt"/>
    </style:style>
    <style:style style:name="T125" style:family="text">
      <style:text-properties fo:font-size="12pt" officeooo:rsid="05724e30" style:font-size-asian="12pt"/>
    </style:style>
    <style:style style:name="T126" style:family="text">
      <style:text-properties fo:font-size="12pt" officeooo:rsid="057dcb08" style:font-size-asian="12pt"/>
    </style:style>
    <style:style style:name="T127" style:family="text">
      <style:text-properties fo:font-size="12pt" officeooo:rsid="057fb3f5" style:font-size-asian="12pt"/>
    </style:style>
    <style:style style:name="T128" style:family="text">
      <style:text-properties fo:font-size="12pt" officeooo:rsid="05806641" style:font-size-asian="12pt"/>
    </style:style>
    <style:style style:name="T129" style:family="text">
      <style:text-properties fo:font-size="12pt" officeooo:rsid="05825945" style:font-size-asian="12pt"/>
    </style:style>
    <style:style style:name="T130" style:family="text">
      <style:text-properties fo:font-size="12pt" officeooo:rsid="042fcf21" style:font-size-asian="12pt"/>
    </style:style>
    <style:style style:name="T131" style:family="text">
      <style:text-properties fo:font-size="12pt" officeooo:rsid="059c3213" style:font-size-asian="12pt"/>
    </style:style>
    <style:style style:name="T132" style:family="text">
      <style:text-properties fo:font-size="12pt" officeooo:rsid="05bf5a68" style:font-size-asian="12pt"/>
    </style:style>
    <style:style style:name="T133" style:family="text">
      <style:text-properties fo:font-size="12pt" officeooo:rsid="05c0ff51" style:font-size-asian="12pt"/>
    </style:style>
    <style:style style:name="T134" style:family="text">
      <style:text-properties officeooo:rsid="0490bf59"/>
    </style:style>
    <style:style style:name="T135" style:family="text">
      <style:text-properties officeooo:rsid="04922ec6"/>
    </style:style>
    <style:style style:name="T136" style:family="text">
      <style:text-properties officeooo:rsid="049468aa"/>
    </style:style>
    <style:style style:name="T137" style:family="text">
      <style:text-properties officeooo:rsid="04a45d7f"/>
    </style:style>
    <style:style style:name="T138" style:family="text">
      <style:text-properties officeooo:rsid="04a6c13a"/>
    </style:style>
    <style:style style:name="T139" style:family="text">
      <style:text-properties officeooo:rsid="04a8f032"/>
    </style:style>
    <style:style style:name="T140" style:family="text">
      <style:text-properties officeooo:rsid="04abfa38"/>
    </style:style>
    <style:style style:name="T141" style:family="text">
      <style:text-properties officeooo:rsid="04afe9eb"/>
    </style:style>
    <style:style style:name="T142" style:family="text">
      <style:text-properties officeooo:rsid="04b16df2"/>
    </style:style>
    <style:style style:name="T143" style:family="text">
      <style:text-properties officeooo:rsid="04b2fd5c"/>
    </style:style>
    <style:style style:name="T144" style:family="text">
      <style:text-properties officeooo:rsid="04b34a38"/>
    </style:style>
    <style:style style:name="T145" style:family="text">
      <style:text-properties officeooo:rsid="04b57a73"/>
    </style:style>
    <style:style style:name="T146" style:family="text">
      <style:text-properties officeooo:rsid="04b5d80e"/>
    </style:style>
    <style:style style:name="T147" style:family="text">
      <style:text-properties officeooo:rsid="04b95ea3"/>
    </style:style>
    <style:style style:name="T148" style:family="text">
      <style:text-properties officeooo:rsid="0508a216"/>
    </style:style>
    <style:style style:name="T149" style:family="text">
      <style:text-properties officeooo:rsid="051c92a7"/>
    </style:style>
    <style:style style:name="T150" style:family="text">
      <style:text-properties officeooo:rsid="051d8147"/>
    </style:style>
    <style:style style:name="T151" style:family="text">
      <style:text-properties officeooo:rsid="052d3b33"/>
    </style:style>
    <style:style style:name="T152" style:family="text">
      <style:text-properties officeooo:rsid="052fbe94"/>
    </style:style>
    <style:style style:name="T153" style:family="text">
      <style:text-properties officeooo:rsid="0530d3cb"/>
    </style:style>
    <style:style style:name="T154" style:family="text">
      <style:text-properties officeooo:rsid="05319af6"/>
    </style:style>
    <style:style style:name="T155" style:family="text">
      <style:text-properties officeooo:rsid="05358b52"/>
    </style:style>
    <style:style style:name="T156" style:family="text">
      <style:text-properties officeooo:rsid="0539b0c9"/>
    </style:style>
    <style:style style:name="T157" style:family="text">
      <style:text-properties officeooo:rsid="053cc7a8"/>
    </style:style>
    <style:style style:name="T158" style:family="text">
      <style:text-properties officeooo:rsid="054adcfc"/>
    </style:style>
    <style:style style:name="T159" style:family="text">
      <style:text-properties officeooo:rsid="054c383f"/>
    </style:style>
    <style:style style:name="T160" style:family="text">
      <style:text-properties officeooo:rsid="0567f2dc"/>
    </style:style>
    <style:style style:name="T161" style:family="text">
      <style:text-properties officeooo:rsid="056904ce"/>
    </style:style>
    <style:style style:name="T162" style:family="text">
      <style:text-properties officeooo:rsid="056b06c2"/>
    </style:style>
    <style:style style:name="T163" style:family="text">
      <style:text-properties officeooo:rsid="056b9db5"/>
    </style:style>
    <style:style style:name="T164" style:family="text">
      <style:text-properties officeooo:rsid="056cecf0"/>
    </style:style>
    <style:style style:name="T165" style:family="text">
      <style:text-properties officeooo:rsid="0571d4a4"/>
    </style:style>
    <style:style style:name="T166" style:family="text">
      <style:text-properties officeooo:rsid="05724e30"/>
    </style:style>
    <style:style style:name="T167" style:family="text">
      <style:text-properties officeooo:rsid="042fcf21"/>
    </style:style>
    <style:style style:name="T168" style:family="text">
      <style:text-properties officeooo:rsid="048ae34f"/>
    </style:style>
    <style:style style:name="T169" style:family="text">
      <style:text-properties officeooo:rsid="047d41b1"/>
    </style:style>
    <style:style style:name="T170" style:family="text">
      <style:text-properties officeooo:rsid="057fb3f5"/>
    </style:style>
    <style:style style:name="T171" style:family="text">
      <style:text-properties officeooo:rsid="04935358"/>
    </style:style>
    <style:style style:name="T172" style:family="text">
      <style:text-properties officeooo:rsid="0497c925"/>
    </style:style>
    <style:style style:name="T173" style:family="text">
      <style:text-properties officeooo:rsid="049428de"/>
    </style:style>
    <style:style style:name="T174" style:family="text">
      <style:text-properties fo:font-style="italic" officeooo:rsid="049428de" style:font-style-asian="italic" style:font-style-complex="italic"/>
    </style:style>
    <style:style style:name="T175" style:family="text">
      <style:text-properties officeooo:rsid="058737e5"/>
    </style:style>
    <style:style style:name="T176" style:family="text">
      <style:text-properties officeooo:rsid="058c6596"/>
    </style:style>
    <style:style style:name="T177" style:family="text">
      <style:text-properties officeooo:rsid="058e1f33"/>
    </style:style>
    <style:style style:name="T178" style:family="text">
      <style:text-properties officeooo:rsid="058f7f6a"/>
    </style:style>
    <style:style style:name="T179" style:family="text">
      <style:text-properties officeooo:rsid="05952b55"/>
    </style:style>
    <style:style style:name="T180" style:family="text">
      <style:text-properties officeooo:rsid="0595dce7"/>
    </style:style>
    <style:style style:name="T181" style:family="text">
      <style:text-properties officeooo:rsid="05961375"/>
    </style:style>
    <style:style style:name="T182" style:family="text">
      <style:text-properties officeooo:rsid="0599244e"/>
    </style:style>
    <style:style style:name="T183" style:family="text">
      <style:text-properties officeooo:rsid="059ab16a"/>
    </style:style>
    <style:style style:name="T184" style:family="text">
      <style:text-properties officeooo:rsid="059c3213"/>
    </style:style>
    <style:style style:name="T185" style:family="text">
      <style:text-properties officeooo:rsid="05bf5a68"/>
    </style:style>
    <style:style style:name="T186" style:family="text">
      <style:text-properties officeooo:rsid="05c0ff51"/>
    </style:style>
    <style:style style:name="T187" style:family="text">
      <style:text-properties officeooo:rsid="05c2ef2b"/>
    </style:style>
    <style:style style:name="T188" style:family="text">
      <style:text-properties officeooo:rsid="05c3dbdc"/>
    </style:style>
    <style:style style:name="T189" style:family="text">
      <style:text-properties officeooo:rsid="05c4937f"/>
    </style:style>
    <style:style style:name="T190" style:family="text">
      <style:text-properties officeooo:rsid="05c4adc4"/>
    </style:style>
    <style:style style:name="T191" style:family="text">
      <style:text-properties officeooo:rsid="05c5e5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8" text:outline-level="3"><text:span text:style-name="T4">1. </text:span><text:span text:style-name="T1">EXT. COURTYARD – </text:span><text:span text:style-name="T5">LONG SHOT looking southeast</text:span></text:h>
      <text:p text:style-name="P45"><text:span text:style-name="T38">C</text:span><text:span text:style-name="T23">heerleaders </text:span><text:span text:style-name="T24">face </text:span><text:span text:style-name="T25">north</text:span><text:span text:style-name="T23"> practicing a cheer. Becky stands in front of the other </text:span><text:span text:style-name="T25">cheerleaders</text:span><text:span text:style-name="T23">, facing them.</text:span><text:span text:style-name="T8"> </text:span><text:span text:style-name="T33">The Michelles are next to each other. Lisa and Kelly are together next to them. </text:span></text:p>
      <text:h text:style-name="P149" text:outline-level="3">2. MEDIUM SHOT behind Becky, looking SE</text:h>
      <text:p text:style-name="P40"><text:span text:style-name="T23">The C</text:span><text:span text:style-name="T8">heerleaders start a cheer. Bending knees and clapping in stiff V shapes. </text:span></text:p>
      <text:p text:style-name="P61">CHEERLEADERS</text:p>
      <text:p text:style-name="P116">We are the Eagles and we are proud</text:p>
      <text:p text:style-name="P116">We’re gonna stomp you</text:p>
      <text:p text:style-name="P1">Raise right <text:span text:style-name="T84">fist and</text:span> elbow <text:span text:style-name="T84">with</text:span> two stomps. Two claps.</text:p>
      <text:p text:style-name="P82">CHEERLEADERS</text:p>
      <text:p text:style-name="P125">In the ground.</text:p>
      <text:h text:style-name="P196" text:outline-level="3">3. OVER LISA’S SHOULDER</text:h>
      <text:p text:style-name="P32"><text:span text:style-name="T126">Jeff</text:span><text:span text:style-name="T117"> Bufone </text:span><text:span text:style-name="T98">sit</text:span><text:span text:style-name="T126">s with friends</text:span><text:span text:style-name="T98"> at </text:span><text:span text:style-name="T99">a picnic table</text:span><text:span text:style-name="T98"> in the </text:span><text:span text:style-name="T100">background</text:span><text:span text:style-name="T98">, watching the </text:span><text:span text:style-name="T118">cheerleaders</text:span><text:span text:style-name="T98">. </text:span><text:span text:style-name="T117">They’re</text:span><text:span text:style-name="T101"> surrounded by textbooks, trying to look studious, </text:span><text:span text:style-name="T118">but they’re actually goofing around</text:span><text:span text:style-name="T101">. </text:span><text:span text:style-name="T118">Jeff hides behind his </text:span><text:span text:style-name="T126">friend</text:span><text:span text:style-name="T118">s.</text:span></text:p>
      <text:p text:style-name="P79">CHEERLEADERS</text:p>
      <text:p text:style-name="P125">We are the Eagles and we are proud</text:p>
      <text:p text:style-name="P125">We’re gonna stomp you</text:p>
      <text:p text:style-name="P125">In the ground.</text:p>
      <text:p text:style-name="P82">BECKY </text:p>
      <text:p text:style-name="P124">Raise your hands!</text:p>
      <text:h text:style-name="P151" text:outline-level="3">5a. MEDIUM SHOT LISA – BUFONES’ POV</text:h>
      <text:p text:style-name="P4">Lisa notices <text:span text:style-name="T170">Jeff</text:span> and smiles. </text:p>
      <text:h text:style-name="P199" text:outline-level="3"><text:span text:style-name="T180">13</text:span>a. MEDIUM SHOT <text:span text:style-name="T185">JEFF</text:span> - LISA’S POV</text:h>
      <text:p text:style-name="P4">Jeff <text:span text:style-name="T185">(Kiki)</text:span>, <text:span text:style-name="T152">in hat and sunglasses,</text:span> l<text:span text:style-name="T152">ifts the calculus book in front of his face</text:span> and pretends to <text:span text:style-name="T152">read</text:span>. </text:p>
      <text:h text:style-name="P152" text:outline-level="3"><text:span text:style-name="T161">5b.</text:span> <text:span text:style-name="T134">MEDIUM SHOT LISA – JEFF’S POV</text:span></text:h>
      <text:p text:style-name="P36"><text:span text:style-name="T98">Lisa </text:span><text:span text:style-name="T102">stops smiling, turns </text:span><text:span text:style-name="T127">her attention back to the cheerleaders</text:span><text:span text:style-name="T98">. </text:span></text:p>
      <text:h text:style-name="P197" text:outline-level="3"><text:soft-page-break/><text:span text:style-name="T148">4a.</text:span> <text:span text:style-name="T135">MEDIUM SHOT CHEERLEADERS </text:span><text:span text:style-name="T117">Bufones in background </text:span></text:h>
      <text:p text:style-name="P16">The cheerleaders raise their hands in a wiggly motion<text:span text:style-name="T151">.</text:span></text:p>
      <text:p text:style-name="P61">CHEERLEADERS</text:p>
      <text:p text:style-name="P116">Raise your hands.</text:p>
      <text:p text:style-name="P101"><text:span text:style-name="T98">BECKY </text:span><text:span text:style-name="T108">(mean)</text:span></text:p>
      <text:p text:style-name="P116">Louder!</text:p>
      <text:h text:style-name="P153" text:outline-level="3"><text:span text:style-name="T155">6a</text:span>. MEDIUM CLOSE SHOT BECKY northeast –incase insert needed</text:h>
      <text:p text:style-name="P78">BECKY <text:span text:style-name="T136">(mean)</text:span></text:p>
      <text:p text:style-name="P123">Louder!</text:p>
      <text:h text:style-name="P198" text:outline-level="3">4b. MEDIUM SHOT CHEERLEADERS looking east</text:h>
      <text:p text:style-name="P25">Three claps. They stomp feet and clap three times.</text:p>
      <text:p text:style-name="P96">CHEERLEADERS</text:p>
      <text:p text:style-name="P128">Stomp your feet.</text:p>
      <text:p text:style-name="P25">Three claps. Clap and stomp seven times (once with each syllable).</text:p>
      <text:p text:style-name="P96">CHEERLEADERS</text:p>
      <text:p text:style-name="P128"><text:span text:style-name="T138">Golden</text:span> Eagles can’t be beat.</text:p>
      <text:p text:style-name="P25">Three claps. </text:p>
      <text:h text:style-name="P204" text:outline-level="3"><text:span text:style-name="T180">13b</text:span>. MEDIUM SHOT <text:span text:style-name="T180">Jeff’s friend</text:span></text:h>
      <text:p text:style-name="P98">FRIEND </text:p>
      <text:p text:style-name="P131"><text:span text:style-name="T139">We</text:span>’re beat every game!</text:p>
      <text:h text:style-name="P154" text:outline-level="3"><text:span text:style-name="T180">6b</text:span>. MEDIUM CLOSE SHOT BECKY </text:h>
      <text:p text:style-name="P38"><text:span text:style-name="T103">Becky </text:span><text:span text:style-name="T119">rolls her eyes</text:span><text:span text:style-name="T109">. </text:span><text:span text:style-name="T119">Those silly </text:span><text:span text:style-name="T129">friend</text:span><text:span text:style-name="T119">s.</text:span></text:p>
      <text:p text:style-name="P99">BECKY</text:p>
      <text:p text:style-name="P129"><text:span text:style-name="T85">T</text:span>ake a break.</text:p>
      <text:h text:style-name="P150" text:outline-level="3"><text:span text:style-name="T161">5</text:span>c. MEDIUM SHOT LISA – <text:span text:style-name="T185">JEFF’S</text:span> POV</text:h>
      <text:p text:style-name="P37"><text:span text:style-name="T98">Lisa </text:span><text:span text:style-name="T103">watches </text:span><text:span text:style-name="T128">Jeff</text:span><text:span text:style-name="T103"> and</text:span><text:span text:style-name="T98"> </text:span><text:span text:style-name="T103">laugh</text:span><text:span text:style-name="T98">s </text:span><text:span text:style-name="T103">subtly</text:span><text:span text:style-name="T98">. </text:span></text:p>
      <text:h text:style-name="P200" text:outline-level="3"><text:span text:style-name="T181">13c</text:span>. MEDIUM SHOT <text:span text:style-name="T181">Jeff</text:span> - LISA’S POV</text:h>
      <text:p text:style-name="P26"><text:span text:style-name="T156">The friends</text:span> smile back. <text:span text:style-name="T156">Jeff peeks out from behind one of them.</text:span></text:p>
      <text:h text:style-name="P169" text:outline-level="3">4e. MEDIUM SHOT CHEERLEADERS looking east</text:h>
      <text:p text:style-name="P34"><text:soft-page-break/><text:span text:style-name="T98">Becky sits on the ground. The other </text:span><text:span text:style-name="T110">cheerleaders</text:span><text:span text:style-name="T98"> sit down </text:span><text:span text:style-name="T111">near her</text:span><text:span text:style-name="T98"> </text:span><text:span text:style-name="T100">to form a circle</text:span><text:span text:style-name="T98">. </text:span></text:p>
      <text:p text:style-name="P21">-------------------------------------------------------</text:p>
      <text:h text:style-name="P170" text:outline-level="3"><text:span text:style-name="T181">15</text:span>a. MEDIUM SHOT <text:span text:style-name="T188">CHEERLEADERS</text:span> looking <text:span text:style-name="T187">north</text:span>east, camera lower<text:span text:style-name="T181">.</text:span></text:h>
      <text:p text:style-name="P59"><text:span text:style-name="T8">Becky sits on the ground. The other </text:span><text:span text:style-name="T31">cheerleaders</text:span><text:span text:style-name="T8"> sit down </text:span><text:span text:style-name="T69">near her</text:span><text:span text:style-name="T8"> </text:span><text:span text:style-name="T70">to form a circle</text:span><text:span text:style-name="T8">. </text:span><text:span text:style-name="T79">Michelle Teresa is out of the shot.</text:span><text:span text:style-name="T8"> Becky looks through a notebook. </text:span></text:p>
      <text:p text:style-name="P41"><text:span text:style-name="T18">HEATHER </text:span><text:span text:style-name="T78">(Teresa)</text:span><text:span text:style-name="T17">, nice </text:span><text:span text:style-name="T21">pom girl in uniform</text:span><text:span text:style-name="T17">,</text:span><text:span text:style-name="T8"> walks</text:span><text:span text:style-name="T26"> </text:span><text:span text:style-name="T77">sou</text:span><text:span text:style-name="T26">th </text:span><text:span text:style-name="T51">to </text:span><text:span text:style-name="T77">nor</text:span><text:span text:style-name="T51">th </text:span><text:span text:style-name="T79">in background</text:span><text:span text:style-name="T8">. </text:span></text:p>
      <text:h text:style-name="P155" text:outline-level="3"><text:span text:style-name="T186">12</text:span>. MEDIUM SHOT HEATHER looking east</text:h>
      <text:p text:style-name="P106"><text:span text:style-name="T18">HEATHER</text:span><text:span text:style-name="T8"> </text:span></text:p>
      <text:p text:style-name="P118"><text:span text:style-name="T92">Great job JV Cheer! Keep up the good work</text:span>.</text:p>
      <text:p text:style-name="P39"><text:span text:style-name="T20">Heather does a </text:span><text:span text:style-name="T45">pom</text:span><text:span text:style-name="T20"> </text:span><text:span text:style-name="T28">kick</text:span><text:span text:style-name="T8">.</text:span></text:p>
      <text:h text:style-name="P171" text:outline-level="3"><text:span text:style-name="T182">7a</text:span>. MEDIUM <text:span text:style-name="T189">CLOSE </text:span>SHOT <text:span text:style-name="T189">BECKY</text:span> looking <text:span text:style-name="T190">NW, over Teresa’s shoulder</text:span></text:h>
      <text:p text:style-name="P51"><text:span text:style-name="T8">Becky</text:span><text:span text:style-name="T17"> smil</text:span><text:span text:style-name="T52">es at </text:span><text:span text:style-name="T72">her</text:span><text:span text:style-name="T17">. </text:span></text:p>
      <text:p text:style-name="P84">BECKY </text:p>
      <text:p text:style-name="P118"><text:span text:style-name="T92">Thanks, Heather. You’re the best</text:span>. </text:p>
      <text:h text:style-name="P156" text:outline-level="3"><text:span text:style-name="T182">15b</text:span>. MEDIUM LONG SHOT HEATHER <text:span text:style-name="T191">&amp; CHEERLEADERS</text:span> </text:h>
      <text:p text:style-name="P17">Heather <text:span text:style-name="T162">keeps doing kicks, waves.</text:span></text:p>
      <text:h text:style-name="P157" text:outline-level="3"><text:span text:style-name="T182">7b</text:span>. MEDIUM CLOSE SHOT BECKY – HEATHER’S POV</text:h>
      <text:p text:style-name="P50"><text:span text:style-name="T8">Becky </text:span><text:span text:style-name="T19">waves back,</text:span><text:span text:style-name="T8"> watches </text:span><text:span text:style-name="T18">Heather</text:span><text:span text:style-name="T17">, fake smiling. </text:span></text:p>
      <text:h text:style-name="P158" text:outline-level="3"><text:span text:style-name="T182">15c</text:span>. MEDIUM LONG SHOT HEATHER – BECKY’S POV</text:h>
      <text:p text:style-name="P18">Heather <text:span text:style-name="T156">walks offscreen.</text:span></text:p>
      <text:h text:style-name="P159" text:outline-level="3"><text:span text:style-name="T182">7c</text:span>. MEDIUM CLOSE SHOT BECKY – HEATHER’S POV</text:h>
      <text:p text:style-name="P51"><text:span text:style-name="T52">Becky’s smile fades</text:span><text:span text:style-name="T17"> </text:span><text:span text:style-name="T52">and she</text:span><text:span text:style-name="T8"> makes a </text:span><text:span text:style-name="T52">rude</text:span><text:span text:style-name="T8"> face at her. </text:span><text:span text:style-name="T31">The Michelles laugh.</text:span></text:p>
      <text:p text:style-name="P22">-------------------------------------------------------</text:p>
      <text:p text:style-name="P52"><text:span text:style-name="T75">8</text:span><text:span text:style-name="T72">-1</text:span><text:span text:style-name="T75">1</text:span><text:span text:style-name="T40">. </text:span><text:span text:style-name="T31">R</text:span><text:span text:style-name="T8">UN THROUGH THE REST OF SCENE WITH </text:span><text:span text:style-name="T72">4</text:span><text:span text:style-name="T8"> CAM ANGLE</text:span><text:span text:style-name="T53">S: </text:span><text:span text:style-name="T76">8</text:span><text:span text:style-name="T63"> Over Becky’s shoulder on Michelles, </text:span><text:span text:style-name="T76">9</text:span><text:span text:style-name="T72"> </text:span><text:span text:style-name="T63">Over Lisa’s shoulder on Becky, </text:span><text:span text:style-name="T72">1</text:span><text:span text:style-name="T76">0</text:span><text:span text:style-name="T72"> Lisa, 1</text:span><text:span text:style-name="T76">1</text:span><text:span text:style-name="T72"> Kelly</text:span></text:p>
      <text:h text:style-name="P160" text:outline-level="3"><text:soft-page-break/><text:span text:style-name="T186">8</text:span>a. MEDIUM SHOT MICHELLES looking southeast</text:h>
      <text:p text:style-name="P13">The Michelles snicker.</text:p>
      <text:p text:style-name="P65">MICHELLE <text:span text:style-name="T185">Teresa</text:span></text:p>
      <text:p text:style-name="P120"><text:span text:style-name="T95">The pom line sucks</text:span>.</text:p>
      <text:h text:style-name="P172" text:outline-level="3"><text:span text:style-name="T164">10a</text:span>. MEDIUM CLOSE SHOT LISA southeast</text:h>
      <text:p text:style-name="P83"><text:span text:style-name="T149">LISA</text:span> </text:p>
      <text:p text:style-name="P133"><text:span text:style-name="T150">I like the pom line</text:span>. <text:span text:style-name="T160">I’m planning on trying out for pom next year.</text:span></text:p>
      <text:h text:style-name="P161" text:outline-level="3"><text:span text:style-name="T186">8b</text:span>. MEDIUM SHOT MICHELLES looking southeast</text:h>
      <text:p text:style-name="P14">Michelle <text:span text:style-name="T156">Arnika gives Lisa a slightly nasty look.</text:span></text:p>
      <text:h text:style-name="P180" text:outline-level="3">9a. MEDIUM SHOT BECKY looking northeast</text:h>
      <text:p text:style-name="P41"><text:span text:style-name="T22">Becky</text:span><text:span text:style-name="T17"> leans in</text:span><text:span text:style-name="T27"> </text:span><text:span text:style-name="T32">toward the cheerleaders</text:span><text:span text:style-name="T8">.</text:span></text:p>
      <text:p text:style-name="P64">BECKY </text:p>
      <text:p text:style-name="P116">When <text:span text:style-name="T94">Heather</text:span> does her <text:span text:style-name="T96">pom line kick</text:span>s, <text:span text:style-name="T156">Ben Johnson</text:span>'s class ring falls out.</text:p>
      <text:p text:style-name="P3">Becky raises her leg in the air like a kick. Makes a motion with her fingers like a ring is falling out of her crotch.</text:p>
      <text:p text:style-name="P66">BECKY </text:p>
      <text:p text:style-name="P130">Ping!</text:p>
      <text:h text:style-name="P162" text:outline-level="3"><text:span text:style-name="T186">8</text:span>b. MEDIUM SHOT MICHELLES looking southeast</text:h>
      <text:p text:style-name="P5"><text:span text:style-name="T97">The Michelles</text:span> laugh. </text:p>
      <text:h text:style-name="P173" text:outline-level="3"><text:span text:style-name="T164">10b</text:span>. MEDIUM CLOSE SHOT LISA</text:h>
      <text:p text:style-name="P5">Lisa looks grossed out.</text:p>
      <text:h text:style-name="P163" text:outline-level="3"><text:span text:style-name="T186">8</text:span>c. MEDIUM SHOT MICHELLES looking southeast</text:h>
      <text:p text:style-name="P67">MICHELLE <text:span text:style-name="T158">Teresa</text:span></text:p>
      <text:p text:style-name="P116">Except when she’s on the rag. Then splllch.</text:p>
      <text:p text:style-name="P42"><text:span text:style-name="T29">Michelle </text:span><text:span text:style-name="T47">Teresa</text:span><text:span text:style-name="T8"> makes a gross liquid noise, opens her legs wide, motions </text:span><text:span text:style-name="T9">her hands</text:span><text:span text:style-name="T8"> like </text:span><text:span text:style-name="T9">they're </text:span><text:span text:style-name="T8">something com</text:span><text:span text:style-name="T9">ing</text:span><text:span text:style-name="T8"> out </text:span><text:span text:style-name="T9">from</text:span><text:span text:style-name="T8"> between her legs. </text:span><text:span text:style-name="T32">The Michelles laugh.</text:span></text:p>
      <text:h text:style-name="P164" text:outline-level="3"><text:span text:style-name="T164">9b</text:span>. MEDIUM SHOT BECKY looking northeast</text:h>
      <text:p text:style-name="P43"><text:span text:style-name="T8">Becky </text:span><text:span text:style-name="T32">and the Michelles</text:span><text:span text:style-name="T8"> laugh. </text:span></text:p>
      <text:h text:style-name="P174" text:outline-level="3"><text:soft-page-break/><text:span text:style-name="T164">10c</text:span>. MEDIUM CLOSE SHOT LISA southeast</text:h>
      <text:p text:style-name="P15">Lisa’s still grossed out. </text:p>
      <text:p text:style-name="P81"><text:span text:style-name="T149">LISA</text:span> </text:p>
      <text:p text:style-name="P132"><text:span text:style-name="T150">I don’t know about that. </text:span>Heather’s always been nice to me.</text:p>
      <text:h text:style-name="P163" text:outline-level="3"><text:span text:style-name="T186">9c</text:span>. MEDIUM CLOSE SHOT BECKY</text:h>
      <text:p text:style-name="P15">Becky is <text:span text:style-name="T149">grou</text:span>chy and sarcastic.</text:p>
      <text:p text:style-name="P61">BECKY <text:span text:style-name="T83">(to Lisa)</text:span></text:p>
      <text:p text:style-name="P116">What’s wrong with you? Can’t handle us talking about rags?</text:p>
      <text:h text:style-name="P205" text:outline-level="3"><text:span text:style-name="T2">1</text:span><text:span text:style-name="T7">0</text:span><text:span text:style-name="T2">d</text:span><text:span text:style-name="T3">. MEDIUM SHOT LISA</text:span></text:h>
      <text:p text:style-name="P77">LISA </text:p>
      <text:p text:style-name="P116">I’<text:span text:style-name="T150">d rather not discuss soiled feminine hygiene products</text:span>.</text:p>
      <text:h text:style-name="P165" text:outline-level="3"><text:span text:style-name="T186">9d</text:span>. MEDIUM CLOSE SHOT BECKY</text:h>
      <text:p text:style-name="P69">BECKY</text:p>
      <text:p text:style-name="P116">That’s because your family is like that guy in the Breakfast Club whose family sits around the dinner table and talks about their day.</text:p>
      <text:h text:style-name="P164" text:outline-level="3"><text:span text:style-name="T186">8</text:span>d. MEDIUM SHOT MICHELLES looking southeast</text:h>
      <text:p text:style-name="P44"><text:span text:style-name="T8">Michelle </text:span><text:span text:style-name="T47">Kiki</text:span><text:span text:style-name="T8"> looks at Michelle </text:span><text:span text:style-name="T48">Arnik</text:span><text:span text:style-name="T46">a</text:span><text:span text:style-name="T8">.</text:span></text:p>
      <text:p text:style-name="P68">MICHELLE <text:span text:style-name="T158">Kiki</text:span></text:p>
      <text:p text:style-name="P119">Yeah. Like ‘How was your day?’ </text:p>
      <text:p text:style-name="P44"><text:span text:style-name="T8">Michelle </text:span><text:span text:style-name="T48">Arnik</text:span><text:span text:style-name="T46">a</text:span><text:span text:style-name="T8"> looks at Michelle </text:span><text:span text:style-name="T48">Teresa</text:span><text:span text:style-name="T8">.</text:span></text:p>
      <text:p text:style-name="P107"><text:span text:style-name="T32">MICHELLE </text:span><text:span text:style-name="T74">Teresa</text:span></text:p>
      <text:p text:style-name="P119">‘<text:span text:style-name="T93">Peachy</text:span>. How was yours?’ </text:p>
      <text:p text:style-name="P107"><text:span text:style-name="T32">MICHELLE </text:span><text:span text:style-name="T74">Kiki</text:span></text:p>
      <text:p text:style-name="P117"><text:span text:style-name="T80">‘</text:span>You can do <text:span text:style-name="T137">calcuology homework</text:span> on the <text:span text:style-name="T92">yach</text:span>t.’ </text:p>
      <text:h text:style-name="P175" text:outline-level="3"><text:span text:style-name="T164">10e</text:span>. MEDIUM CLOSE SHOT LISA</text:h>
      <text:p text:style-name="P46"><text:span text:style-name="T42">Uh, that’s not a word. </text:span><text:span text:style-name="T30">Lisa </text:span><text:span text:style-name="T41">gives the children a patronizing nod. </text:span></text:p>
      <text:h text:style-name="P171" text:outline-level="3"><text:span text:style-name="T186">8e</text:span>. MEDIUM SHOT <text:span text:style-name="T164">MICHELLES</text:span></text:h>
      <text:p text:style-name="P102"><text:soft-page-break/><text:span text:style-name="T106">MICHELLE </text:span><text:span text:style-name="T132">Teres</text:span><text:span text:style-name="T120">a</text:span></text:p>
      <text:p text:style-name="P119"><text:span text:style-name="T80">‘</text:span><text:span text:style-name="T81">Aren’t we so peachy</text:span>?’ </text:p>
      <text:p text:style-name="P70">MICHELLE <text:span text:style-name="T158">Kiki</text:span></text:p>
      <text:p text:style-name="P119">‘Yeah, <text:span text:style-name="T92">peachy</text:span>.’</text:p>
      <text:p text:style-name="P33"><text:span text:style-name="T104">The Michelles</text:span><text:span text:style-name="T98"> </text:span><text:span text:style-name="T105">giggle at themselves</text:span><text:span text:style-name="T98">.</text:span></text:p>
      <text:h text:style-name="P175" text:outline-level="3"><text:span text:style-name="T164">10f</text:span>. MEDIUM CLOSE SHOT LISA</text:h>
      <text:p text:style-name="P46"><text:span text:style-name="T30">Lisa </text:span><text:span text:style-name="T41">gives the children a polite smile</text:span><text:span text:style-name="T34">.</text:span></text:p>
      <text:h text:style-name="P165" text:outline-level="3"><text:span text:style-name="T186">9</text:span>e. MEDIUM CLOSE SHOT BECKY</text:h>
      <text:p text:style-name="P69">BECK<text:span text:style-name="T141">Y</text:span></text:p>
      <text:p text:style-name="P116">Isn’t that what your house is like?</text:p>
      <text:h text:style-name="P176" text:outline-level="3"><text:span text:style-name="T164">10g</text:span>. MEDIUM CLOSE SHOT LISA</text:h>
      <text:p text:style-name="P87">LISA</text:p>
      <text:p text:style-name="P116">Yeah. That’s what it’s like.</text:p>
      <text:h text:style-name="P176" text:outline-level="3"><text:span text:style-name="T164">11a</text:span>. MEDIUM CLOSE SHOT <text:span text:style-name="T164">KELLY</text:span></text:h>
      <text:p text:style-name="P20">Kelly changes the subject, addresses Becky.</text:p>
      <text:p text:style-name="P61">K<text:span text:style-name="T91">ELLY</text:span></text:p>
      <text:p text:style-name="P116">What are you going to wear to the Christmas Dance?</text:p>
      <text:p text:style-name="P6"><text:span text:style-name="T146">Kelly</text:span> looks at <text:span text:style-name="T149">the Bufones</text:span>. <text:span text:style-name="T146">She’s up to something here.</text:span></text:p>
      <text:h text:style-name="P201" text:outline-level="3"><text:span text:style-name="T166">14a</text:span>. MEDIUM SHOT <text:span text:style-name="T183">Jeff</text:span> - LISA’S POV – <text:span text:style-name="T183">Kiki as Jeff</text:span></text:h>
      <text:p text:style-name="P8"><text:span text:style-name="T157">The Bufones are</text:span> watching <text:span text:style-name="T146">t</text:span>he <text:span text:style-name="T146">cheerleaders &amp; perk up</text:span>. <text:span text:style-name="T146">Was that our signal?</text:span> </text:p>
      <text:h text:style-name="P181" text:outline-level="3"><text:span text:style-name="T186">9</text:span>f. voiceover</text:h>
      <text:p text:style-name="P103"><text:span text:style-name="T98">BECKY </text:span><text:span text:style-name="T107">(OS)</text:span></text:p>
      <text:p text:style-name="P121">My dress with the puffy sleeves and bubble skirt.</text:p>
      <text:h text:style-name="P177" text:outline-level="3"><text:span text:style-name="T165">11h</text:span>. MEDIUM CLOSE SHOT LISA</text:h>
      <text:p text:style-name="P8">Lisa <text:span text:style-name="T147">looks at Jeff and </text:span>smiles.</text:p>
      <text:h text:style-name="P181" text:outline-level="3"><text:span text:style-name="T186">8f</text:span>. - voiceover</text:h>
      <text:p text:style-name="P103"><text:span text:style-name="T107">MICHELLE </text:span><text:span text:style-name="T121">Kiki</text:span><text:span text:style-name="T107"> (OS)</text:span></text:p>
      <text:p text:style-name="P116"><text:soft-page-break/>Who are you going <text:span text:style-name="T142">with</text:span> to the Christmas Dance?</text:p>
      <text:h text:style-name="P166" text:outline-level="3"><text:span text:style-name="T186">9</text:span>g. MEDIUM CLOSE SHOT BECKY</text:h>
      <text:p text:style-name="P80">BECKY </text:p>
      <text:p text:style-name="P116">Jeff <text:span text:style-name="T142">Bufone</text:span>.</text:p>
      <text:h text:style-name="P177" text:outline-level="3"><text:span text:style-name="T165">10i</text:span>. MEDIUM CLOSE SHOT LISA</text:h>
      <text:p text:style-name="P8">Lisa <text:span text:style-name="T88">snaps her head to look at Becky</text:span>. She looks at <text:span text:style-name="T149">the Bufones</text:span> <text:span text:style-name="T143">confused</text:span>.</text:p>
      <text:h text:style-name="P185" text:outline-level="3"><text:span text:style-name="T166">14b</text:span>. MEDIUM SHOT <text:span text:style-name="T183">Jeff</text:span> - LISA’S POV</text:h>
      <text:p text:style-name="P7"><text:span text:style-name="T183">Jeff</text:span> look<text:span text:style-name="T183">s</text:span> at <text:span text:style-name="T149">Lisa</text:span>, smile<text:span text:style-name="T183">s</text:span>. </text:p>
      <text:h text:style-name="P182" text:outline-level="3"><text:span text:style-name="T186">8g</text:span>. - voiceover</text:h>
      <text:p text:style-name="P74">MICHELLE <text:span text:style-name="T185">Teresa</text:span> (OS)</text:p>
      <text:p text:style-name="P122">Ooh. Becky and Jeff <text:span text:style-name="T143">Bufone</text:span>.</text:p>
      <text:h text:style-name="P167" text:outline-level="3"><text:span text:style-name="T186">9</text:span>h. MEDIUM CLOSE SHOT BECKY</text:h>
      <text:p text:style-name="P7">Becky waves at <text:span text:style-name="T183">Jeff</text:span>. </text:p>
      <text:p text:style-name="P71">MICHELLE <text:span text:style-name="T157">Teresa, Kiki</text:span></text:p>
      <text:p text:style-name="P122">O<text:span text:style-name="T143">oooo</text:span>oh. </text:p>
      <text:h text:style-name="P186" text:outline-level="3"><text:span text:style-name="T124">1</text:span><text:span text:style-name="T133">0</text:span><text:span text:style-name="T124">j</text:span><text:span text:style-name="T116">. </text:span><text:span text:style-name="T140">MEDIUM CLOSE SHOT LISA</text:span></text:h>
      <text:p text:style-name="P47"><text:span text:style-name="T8">Lisa sees Becky wave. </text:span><text:span text:style-name="T35">Then </text:span><text:span text:style-name="T37">remembers</text:span><text:span text:style-name="T35">:</text:span><text:span text:style-name="T8"> </text:span></text:p>
      <text:p text:style-name="P61">LISA</text:p>
      <text:p text:style-name="P116">Did he ever invite you to a barbecue?</text:p>
      <text:h text:style-name="P167" text:outline-level="3"><text:span text:style-name="T186">9</text:span>i. MEDIUM CLOSE SHOT BECKY</text:h>
      <text:p text:style-name="P75">BECKY</text:p>
      <text:p text:style-name="P116">What are you talking about? The Christmas Dance isn’t a barbecue. It’s a DANCE.</text:p>
      <text:h text:style-name="P167" text:outline-level="3"><text:span text:style-name="T186">8h</text:span>. MEDIUM SHOT MICHELLES</text:h>
      <text:p text:style-name="P9"><text:span text:style-name="T143">M</text:span>ean laughter. </text:p>
      <text:p text:style-name="P71">MICHELLE <text:span text:style-name="T159">Kiki</text:span></text:p>
      <text:p text:style-name="P110"><text:span text:style-name="T10">You always say things that don't make sense</text:span><text:span text:style-name="T8">.</text:span></text:p>
      <text:p text:style-name="P72">MICHELLE <text:span text:style-name="T159">Teresa</text:span></text:p>
      <text:p text:style-name="P113"><text:span text:style-name="T10">Yeah, like </text:span><text:span text:style-name="T42">fem </text:span><text:span text:style-name="T43">in</text:span><text:span text:style-name="T42"> hydrangea soil</text:span><text:span text:style-name="T8">.</text:span></text:p>
      <text:h text:style-name="P178" text:outline-level="3"><text:soft-page-break/><text:span text:style-name="T166">10k</text:span>. MEDIUM CLOSE SHOT LISA</text:h>
      <text:p text:style-name="P49"><text:span text:style-name="T30">Lisa </text:span><text:span text:style-name="T41">gives the children a</text:span><text:span text:style-name="T43">n amused What Was That look</text:span><text:span text:style-name="T34">.</text:span></text:p>
      <text:h text:style-name="P168" text:outline-level="3"><text:span text:style-name="T186">8i</text:span>. MEDIUM SHOT MICHELLES</text:h>
      <text:p text:style-name="P73">MICHELLE <text:span text:style-name="T185">Kiki</text:span></text:p>
      <text:p text:style-name="P110"><text:span text:style-name="T44">Yeah. </text:span><text:span text:style-name="T42">And</text:span><text:span text:style-name="T10"> Piss and Greeeeen theory</text:span><text:span text:style-name="T8">.</text:span></text:p>
      <text:h text:style-name="P186" text:outline-level="3"><text:span text:style-name="T124">1</text:span><text:span text:style-name="T133">0</text:span><text:span text:style-name="T125">L</text:span><text:span text:style-name="T116">. </text:span><text:span text:style-name="T140">MEDIUM CLOSE SHOT LISA</text:span></text:h>
      <text:p text:style-name="P47"><text:span text:style-name="T8">Lisa </text:span><text:span text:style-name="T10">gives her a blank stare,</text:span><text:span text:style-name="T8"> </text:span><text:span text:style-name="T10">t</text:span><text:span text:style-name="T41">hen</text:span><text:span text:style-name="T10"> figure</text:span><text:span text:style-name="T41">s</text:span><text:span text:style-name="T10"> out what she's talking about</text:span><text:span text:style-name="T8">. </text:span></text:p>
      <text:p text:style-name="P62">LISA</text:p>
      <text:p text:style-name="P110"><text:span text:style-name="T10">Pythagorean theorem</text:span><text:span text:style-name="T8">.</text:span></text:p>
      <text:h text:style-name="P187" text:outline-level="3"><text:span text:style-name="T186">8j</text:span>. MEDIUM SHOT MICHELLES</text:h>
      <text:p text:style-name="P85">MICHELLE <text:span text:style-name="T159">Teresa</text:span></text:p>
      <text:p text:style-name="P110"><text:span text:style-name="T10">Pithhh Pithhh. You can't even say Piss</text:span><text:span text:style-name="T8">. </text:span></text:p>
      <text:h text:style-name="P188" text:outline-level="3"><text:span text:style-name="T165">10m</text:span>. MEDIUM SHOT <text:span text:style-name="T163">LISA</text:span></text:h>
      <text:p text:style-name="P35"><text:span text:style-name="T98">Lisa shakes her head; </text:span><text:span text:style-name="T114">not worth explaining </text:span><text:span text:style-name="T117">to these children</text:span><text:span text:style-name="T98">. </text:span><text:span text:style-name="T115">Kelly tries to change the conversation.</text:span></text:p>
      <text:h text:style-name="P188" text:outline-level="3"><text:span text:style-name="T163">11b</text:span>. MEDIUM SHOT <text:span text:style-name="T163">KELLY </text:span></text:h>
      <text:p text:style-name="P63">K<text:span text:style-name="T90">ELLY (to Michelle Teresa)</text:span></text:p>
      <text:p text:style-name="P111"><text:span text:style-name="T13">Who</text:span><text:span text:style-name="T14">'</text:span><text:span text:style-name="T13">s taking you to the Christmas Dance?</text:span></text:p>
      <text:h text:style-name="P188" text:outline-level="3"><text:span text:style-name="T186">8k</text:span>. MEDIUM SHOT <text:span text:style-name="T163">MICHELLES</text:span></text:h>
      <text:p text:style-name="P86">MICHELLE <text:span text:style-name="T157">Teresa, Kiki</text:span></text:p>
      <text:p text:style-name="P109"><text:span text:style-name="T13">We're</text:span><text:span text:style-name="T8"> going with </text:span><text:span text:style-name="T12">Tom Paz</text:span><text:span text:style-name="T8">.</text:span></text:p>
      <text:h text:style-name="P179" text:outline-level="3"><text:span text:style-name="T165">10n</text:span>. MEDIUM CLOSE SHOT LISA</text:h>
      <text:p text:style-name="P10">Lisa: What? They're all going with the same date?</text:p>
      <text:h text:style-name="P171" text:outline-level="3"><text:span text:style-name="T186">8L</text:span>. MEDIUM SHOT <text:span text:style-name="T165">MICHELLES</text:span></text:h>
      <text:p text:style-name="P102"><text:span text:style-name="T112">MICHELLE </text:span><text:span text:style-name="T122">Teresa</text:span><text:span text:style-name="T113"> (to Kelly)</text:span></text:p>
      <text:p text:style-name="P116"><text:span text:style-name="T89">W</text:span>ho are you going with?</text:p>
      <text:h text:style-name="P189" text:outline-level="3"><text:span text:style-name="T163">11c</text:span>. MEDIUM SHOT <text:span text:style-name="T163">KELLY </text:span></text:h>
      <text:p text:style-name="P61">K<text:span text:style-name="T90">ELLY</text:span></text:p>
      <text:p text:style-name="P112"><text:span text:style-name="T8">Me and </text:span><text:span text:style-name="T16">Dan</text:span><text:span text:style-name="T11"> are going double with </text:span><text:span text:style-name="T15">Becky</text:span><text:span text:style-name="T11"> and</text:span><text:span text:style-name="T8"> Jeff. </text:span><text:span text:style-name="T11">(to Lisa) </text:span><text:span text:style-name="T8">Do you and your date want to come with us?</text:span></text:p>
      <text:p text:style-name="P1"><text:soft-page-break/>Kelly looks over at <text:span text:style-name="T152">the Bufones</text:span>, <text:span text:style-name="T144">nods: she’s doing what she agreed.</text:span></text:p>
      <text:h text:style-name="P202" text:outline-level="3"><text:span text:style-name="T166">14c</text:span>. MEDIUM SHOT <text:span text:style-name="T153">BUFONES</text:span> - LISA’S POV</text:h>
      <text:p text:style-name="P11"><text:span text:style-name="T153">The Bufones</text:span> watch the cheerleaders, <text:span text:style-name="T144">looking apprehensive</text:span>.</text:p>
      <text:h text:style-name="P183" text:outline-level="3"><text:span text:style-name="T165">10o</text:span>. MEDIUM SHOT LISA</text:h>
      <text:p text:style-name="P76">LISA</text:p>
      <text:p text:style-name="P116">I don’t have a date.</text:p>
      <text:h text:style-name="P184" text:outline-level="3"><text:span text:style-name="T163">11d</text:span>. MEDIUM SHOT KELLY</text:h>
      <text:p text:style-name="P19">Kelly look<text:span text:style-name="T88">s at Lisa and cocks her head. She looks back at</text:span> <text:span text:style-name="T153">the Bufones</text:span> <text:span text:style-name="T82">again</text:span>, confused.</text:p>
      <text:p text:style-name="P104"><text:span text:style-name="T98">K</text:span><text:span text:style-name="T123">ELLY</text:span></text:p>
      <text:p text:style-name="P116">Oh. I… You don’t? Someone told me you did.</text:p>
      <text:p text:style-name="P2"><text:span text:style-name="T87">Kelly gives the Bufones</text:span> <text:span text:style-name="T82">another</text:span> confused <text:span text:style-name="T86">look:</text:span> <text:span text:style-name="T144">Why did he ask me to do this?</text:span></text:p>
      <text:h text:style-name="P203" text:outline-level="3"><text:span text:style-name="T166">14d</text:span>. MEDIUM SHOT <text:span text:style-name="T154">BUFONES</text:span> - LISA’S POV</text:h>
      <text:p text:style-name="P12"><text:span text:style-name="T154">The Bufones</text:span> watch the cheerleaders, <text:span text:style-name="T145">eager: So, what did Lisa say?</text:span></text:p>
      <text:h text:style-name="P190" text:outline-level="3"><text:span text:style-name="T124">1</text:span><text:span text:style-name="T133">0</text:span><text:span text:style-name="T125">p</text:span><text:span text:style-name="T116">. </text:span><text:span text:style-name="T140">MEDIUM CLOSE SHOT LISA</text:span></text:h>
      <text:p text:style-name="P48"><text:span text:style-name="T8">Lisa </text:span><text:span text:style-name="T36">looks away from </text:span><text:span text:style-name="T50">the Bufones</text:span><text:span text:style-name="T36">, </text:span><text:span text:style-name="T39">disappoint</text:span><text:span text:style-name="T36">ed</text:span><text:span text:style-name="T8">. </text:span></text:p>
      <text:h text:style-name="P144" text:outline-level="2"/>
      <text:h text:style-name="P146" text:outline-level="2"/>
      <text:h text:style-name="P146" text:outline-level="2"/>
      <text:h text:style-name="P14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59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126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9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Oldham movie could be the next Rocky Horror Picture Show</dc:title>
    <meta:initial-creator>Unknown User</meta:initial-creator>
    <meta:creation-date>2009-10-28T16:26:00</meta:creation-date>
    <dc:date>2018-07-02T21:33:53.900967857</dc:date>
    <meta:editing-cycles>1198</meta:editing-cycles>
    <meta:editing-duration>P55DT14H48M54S</meta:editing-duration>
    <meta:generator>LibreOffice/5.1.6.2$Linux_X86_64 LibreOffice_project/10m0$Build-2</meta:generator>
    <meta:print-date>2018-05-17T19:44:40.866227572</meta:print-date>
    <meta:document-statistic meta:table-count="0" meta:image-count="0" meta:object-count="0" meta:page-count="9" meta:paragraph-count="227" meta:word-count="1394" meta:character-count="8154" meta:non-whitespace-character-count="6934"/>
    <meta:template xlink:type="simple" xlink:actuate="onRequest" xlink:title="Normal.dotm" xlink:href=""/>
  </office:meta>
</office:document-meta>
</file>